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f7e4a"/>
    </style:style>
    <style:style style:name="P2" style:family="paragraph" style:parent-style-name="Horizontal_20_Line">
      <style:text-properties officeooo:paragraph-rsid="001f7e4a"/>
    </style:style>
    <style:style style:name="P3" style:family="paragraph" style:parent-style-name="Standard">
      <style:text-properties officeooo:paragraph-rsid="001f7e4a"/>
    </style:style>
    <style:style style:name="P4" style:family="paragraph" style:parent-style-name="Text_20_body">
      <style:text-properties officeooo:paragraph-rsid="001f7e4a"/>
    </style:style>
    <style:style style:name="P5" style:family="paragraph" style:parent-style-name="Heading_20_3">
      <style:text-properties officeooo:paragraph-rsid="00208738"/>
    </style:style>
    <style:style style:name="P6" style:family="paragraph" style:parent-style-name="Horizontal_20_Line">
      <style:text-properties officeooo:paragraph-rsid="00208738"/>
    </style:style>
    <style:style style:name="P7" style:family="paragraph" style:parent-style-name="Text_20_body">
      <style:text-properties officeooo:paragraph-rsid="00208738"/>
    </style:style>
    <style:style style:name="P8" style:family="paragraph" style:parent-style-name="Heading_20_3">
      <style:text-properties officeooo:paragraph-rsid="0021ce88"/>
    </style:style>
    <style:style style:name="P9" style:family="paragraph" style:parent-style-name="Horizontal_20_Line">
      <style:text-properties officeooo:paragraph-rsid="0021ce88"/>
    </style:style>
    <style:style style:name="P10" style:family="paragraph" style:parent-style-name="Text_20_body">
      <style:text-properties officeooo:paragraph-rsid="0021ce88"/>
    </style:style>
    <style:style style:name="P11" style:family="paragraph" style:parent-style-name="Heading_20_3">
      <style:text-properties officeooo:paragraph-rsid="002248e0"/>
    </style:style>
    <style:style style:name="P12" style:family="paragraph" style:parent-style-name="Horizontal_20_Line">
      <style:text-properties officeooo:paragraph-rsid="002248e0"/>
    </style:style>
    <style:style style:name="P13" style:family="paragraph" style:parent-style-name="Text_20_body">
      <style:text-properties officeooo:paragraph-rsid="002248e0"/>
    </style:style>
    <style:style style:name="P14" style:family="paragraph" style:parent-style-name="Heading_20_3">
      <style:text-properties officeooo:paragraph-rsid="00239b7f"/>
    </style:style>
    <style:style style:name="P15" style:family="paragraph" style:parent-style-name="Text_20_body">
      <style:text-properties officeooo:paragraph-rsid="00239b7f"/>
    </style:style>
    <style:style style:name="P16" style:family="paragraph" style:parent-style-name="Horizontal_20_Line">
      <style:text-properties officeooo:rsid="00208738" officeooo:paragraph-rsid="00208738"/>
    </style:style>
    <style:style style:name="P17" style:family="paragraph" style:parent-style-name="Standard">
      <style:text-properties officeooo:rsid="00208738" officeooo:paragraph-rsid="00208738"/>
    </style:style>
    <style:style style:name="P18" style:family="paragraph" style:parent-style-name="Standard">
      <style:text-properties officeooo:rsid="001f7e4a" officeooo:paragraph-rsid="001f7e4a"/>
    </style:style>
    <style:style style:name="P19" style:family="paragraph" style:parent-style-name="Text_20_body">
      <style:text-properties officeooo:rsid="0021ce88" officeooo:paragraph-rsid="00208738"/>
    </style:style>
    <style:style style:name="P20" style:family="paragraph" style:parent-style-name="Standard">
      <style:text-properties officeooo:rsid="002248e0" officeooo:paragraph-rsid="002248e0"/>
    </style:style>
    <style:style style:name="P21" style:family="paragraph" style:parent-style-name="Text_20_body">
      <style:text-properties officeooo:rsid="002248e0" officeooo:paragraph-rsid="002248e0"/>
    </style:style>
    <style:style style:name="P22" style:family="paragraph" style:parent-style-name="Standard">
      <style:text-properties officeooo:rsid="00239b7f" officeooo:paragraph-rsid="00239b7f"/>
    </style:style>
    <style:style style:name="P23" style:family="paragraph" style:parent-style-name="Text_20_body">
      <style:text-properties officeooo:rsid="00239b7f" officeooo:paragraph-rsid="00239b7f"/>
    </style:style>
    <style:style style:name="P24" style:family="paragraph" style:parent-style-name="Standard">
      <style:text-properties officeooo:rsid="00252ec4" officeooo:paragraph-rsid="00252ec4"/>
    </style:style>
    <style:style style:name="P25" style:family="paragraph" style:parent-style-name="Standard">
      <style:text-properties officeooo:paragraph-rsid="00252ec4"/>
    </style:style>
    <style:style style:name="P26" style:family="paragraph" style:parent-style-name="Text_20_body">
      <style:text-properties officeooo:paragraph-rsid="00252ec4"/>
    </style:style>
    <style:style style:name="P27" style:family="paragraph" style:parent-style-name="Text_20_body">
      <style:text-properties officeooo:rsid="001c30c5" officeooo:paragraph-rsid="001f7e4a"/>
    </style:style>
    <style:style style:name="P28" style:family="paragraph" style:parent-style-name="Text_20_body">
      <style:text-properties officeooo:rsid="001deb9e" officeooo:paragraph-rsid="001f7e4a"/>
    </style:style>
    <style:style style:name="P29" style:family="paragraph" style:parent-style-name="Text_20_body">
      <style:text-properties officeooo:rsid="00206126" officeooo:paragraph-rsid="001f7e4a"/>
    </style:style>
    <style:style style:name="P30" style:family="paragraph" style:parent-style-name="Text_20_body">
      <style:text-properties officeooo:rsid="00274cbf" officeooo:paragraph-rsid="001f7e4a"/>
    </style:style>
    <style:style style:name="P31" style:family="paragraph" style:parent-style-name="Heading_20_3">
      <style:text-properties officeooo:paragraph-rsid="001f7e4a"/>
    </style:style>
    <style:style style:name="P32" style:family="paragraph" style:parent-style-name="Standard">
      <style:text-properties officeooo:paragraph-rsid="001f7e4a"/>
    </style:style>
    <style:style style:name="P33" style:family="paragraph" style:parent-style-name="Standard">
      <style:text-properties officeooo:rsid="001f7e4a" officeooo:paragraph-rsid="001f7e4a"/>
    </style:style>
    <style:style style:name="P34" style:family="paragraph" style:parent-style-name="Text_20_body">
      <style:text-properties officeooo:paragraph-rsid="001f7e4a"/>
    </style:style>
    <style:style style:name="P35" style:family="paragraph" style:parent-style-name="Text_20_body">
      <style:text-properties officeooo:paragraph-rsid="0029ef39"/>
    </style:style>
    <style:style style:name="P36" style:family="paragraph" style:parent-style-name="Text_20_body">
      <style:text-properties officeooo:paragraph-rsid="002b1935"/>
    </style:style>
    <style:style style:name="T1" style:family="text">
      <style:text-properties officeooo:rsid="001f7e4a"/>
    </style:style>
    <style:style style:name="T2" style:family="text">
      <style:text-properties officeooo:rsid="00214097"/>
    </style:style>
    <style:style style:name="T3" style:family="text">
      <style:text-properties officeooo:rsid="0021c9e8"/>
    </style:style>
    <style:style style:name="T4" style:family="text">
      <style:text-properties fo:background-color="#ffff00" loext:char-shading-value="0"/>
    </style:style>
    <style:style style:name="T5" style:family="text">
      <style:text-properties officeooo:rsid="00280099" fo:background-color="#ffff00" loext:char-shading-value="0"/>
    </style:style>
    <style:style style:name="T6" style:family="text">
      <style:text-properties fo:background-color="#ffff00" loext:char-shading-value="0"/>
    </style:style>
    <style:style style:name="T7" style:family="text">
      <style:text-properties officeooo:rsid="001c30c5"/>
    </style:style>
    <style:style style:name="T8" style:family="text">
      <style:text-properties fo:background-color="transparent" loext:char-shading-value="0"/>
    </style:style>
    <style:style style:name="T9" style:family="text">
      <style:text-properties officeooo:rsid="001c30c5" fo:background-color="transparent" loext:char-shading-value="0"/>
    </style:style>
    <style:style style:name="T10" style:family="text">
      <style:text-properties officeooo:rsid="002124ed" fo:background-color="transparent" loext:char-shading-value="0"/>
    </style:style>
    <style:style style:name="T11" style:family="text">
      <style:text-properties officeooo:rsid="00280099" fo:background-color="transparent" loext:char-shading-value="0"/>
    </style:style>
    <style:style style:name="T12" style:family="text">
      <style:text-properties officeooo:rsid="00280099" fo:background-color="transparent" loext:char-shading-value="0"/>
    </style:style>
    <style:style style:name="T13" style:family="text">
      <style:text-properties fo:background-color="transparent" loext:char-shading-value="0"/>
    </style:style>
    <style:style style:name="T14" style:family="text">
      <style:text-properties officeooo:rsid="002b1935" fo:background-color="transparent" loext:char-shading-value="0"/>
    </style:style>
    <style:style style:name="T15" style:family="text">
      <style:text-properties officeooo:rsid="001deb9e"/>
    </style:style>
    <style:style style:name="T16" style:family="text">
      <style:text-properties officeooo:rsid="00206126"/>
    </style:style>
    <style:style style:name="T17" style:family="text">
      <style:text-properties officeooo:rsid="001ecd71"/>
    </style:style>
    <style:style style:name="T18" style:family="text">
      <style:text-properties officeooo:rsid="001f16eb"/>
    </style:style>
    <style:style style:name="T19" style:family="text">
      <style:text-properties officeooo:rsid="001afc41"/>
    </style:style>
    <style:style style:name="T20" style:family="text">
      <style:text-properties officeooo:rsid="002124ed"/>
    </style:style>
    <style:style style:name="T21" style:family="text">
      <style:text-properties officeooo:rsid="001bde3a"/>
    </style:style>
    <style:style style:name="T22" style:family="text">
      <style:text-properties officeooo:rsid="0022c8e5"/>
    </style:style>
    <style:style style:name="T23" style:family="text">
      <style:text-properties officeooo:rsid="0023be6a"/>
    </style:style>
    <style:style style:name="T24" style:family="text">
      <style:text-properties officeooo:rsid="002490cd"/>
    </style:style>
    <style:style style:name="T25" style:family="text">
      <style:text-properties officeooo:rsid="0025b113"/>
    </style:style>
    <style:style style:name="T26" style:family="text">
      <style:text-properties officeooo:rsid="00274cbf"/>
    </style:style>
    <style:style style:name="T27" style:family="text">
      <style:text-properties officeooo:rsid="001f53bd"/>
    </style:style>
    <style:style style:name="T28" style:family="text">
      <style:text-properties officeooo:rsid="00208738"/>
    </style:style>
    <style:style style:name="T29" style:family="text">
      <style:text-properties officeooo:rsid="0021ce88"/>
    </style:style>
    <style:style style:name="T30" style:family="text">
      <style:text-properties officeooo:rsid="001871bd"/>
    </style:style>
    <style:style style:name="T31" style:family="text">
      <style:text-properties officeooo:rsid="002248e0"/>
    </style:style>
    <style:style style:name="T32" style:family="text">
      <style:text-properties officeooo:rsid="00239b7f"/>
    </style:style>
    <style:style style:name="T33" style:family="text">
      <style:text-properties officeooo:rsid="00252ec4"/>
    </style:style>
    <style:style style:name="T34" style:family="text">
      <style:text-properties officeooo:rsid="00074dcd"/>
    </style:style>
    <style:style style:name="T35" style:family="text">
      <style:text-properties officeooo:rsid="0006e0e6"/>
    </style:style>
    <style:style style:name="T36" style:family="text">
      <style:text-properties officeooo:rsid="0025ff58"/>
    </style:style>
    <style:style style:name="T37" style:family="text">
      <style:text-properties fo:language="es" fo:country="ES"/>
    </style:style>
    <style:style style:name="T38" style:family="text">
      <style:text-properties officeooo:rsid="00280099"/>
    </style:style>
    <style:style style:name="T39" style:family="text">
      <style:text-properties officeooo:rsid="0029ef39"/>
    </style:style>
    <style:style style:name="T40" style:family="text">
      <style:text-properties officeooo:rsid="002b19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apítulo 6: La Magia <text:s/></text:p>
      <text:p text:style-name="Standard"/>
      <text:p text:style-name="Standard">#### 1. **Hook**</text:p>
      <text:p text:style-name="Standard"/>
      <text:p text:style-name="Standard"><text:span text:style-name="T36">"</text:span>…y cuando te encuentres en la oscuridad de las profundidades, lucha<text:span text:style-name="T36">."</text:span></text:p>
      <text:p text:style-name="Standard"/>
      <text:p text:style-name="Standard"/>
      <text:p text:style-name="Standard">Elara sintió cómo la corriente del río la arrastraba implacable, empujándola hacia las profundidades de un torbellino oscuro y helado. El agua golpeaba su cuerpo, robándole el aliento y nublando sus pensamientos. Mientras luchaba por orientarse, un destello en la distancia atrajo su atención. Era tenue, casi imperceptible, pero en medio de la oscuridad se convirtió en un faro de esperanza. ¡Había una luz!</text:p>
      <text:p text:style-name="Standard"/>
      <text:p text:style-name="Standard">Aferrándose a ese destello con todas sus fuerzas, Elara reunió su última energía para nadar hacia él. Las corrientes parecían conspirar en su contra, girándola en remolinos y arrojándola contra las rocas sumergidas, pero su determinación era más fuerte. Finalmente, el agua pareció calmarse. Una fracción de segundo después, se dio cuenta de que había sido arrastrada hacia un estrecho túnel. La luz ahora era más intensa, y el rugido de la corriente se transformaba en un eco distante.</text:p>
      <text:p text:style-name="Standard"/>
      <text:p text:style-name="Standard">Con cada brazada, el espacio a su alrededor comenzó a abrirse. Las paredes del túnel desaparecieron, revelando un inmenso lago subterráneo. Elara emergió a la superficie, inhalando profundamente, mientras sus pulmones ardían por el esfuerzo. El agua, fría como el hielo, se deslizaba por su rostro mientras sus ojos se ajustaban a la tenue iluminación que emanaba de cristales incrustados en las rocas de la cueva. La luz danzaba sobre las aguas, creando reflejos que se movían como sombras vivientes.</text:p>
      <text:p text:style-name="Standard"/>
      <text:p text:style-name="Standard">Elara flotó unos momentos, recuperando el aliento. A su alrededor, la cámara subterránea se alzaba como una catedral natural. Las paredes eran de roca lisa, cubierta de vetas brillantes que destellaban en tonos dorados y plateados. Sobre su cabeza, una inmensa bóveda se extendía, salpicada de estalactitas que colgaban como cuchillas amenazantes. Algunas goteaban agua, susurros solitarios en la vasta cueva.</text:p>
      <text:p text:style-name="Standard"/>
      <text:p text:style-name="Standard">En uno de los extremos del lago, una estructura captó su atención. Era un muelle de bloques de piedra oscura que parecía desafiar al tiempo. Las antorchas encendidas, alineadas a lo largo de una pared cercana, proyectaban sombras titilantes, dando vida a los relieves tallados en los muros. Figuras humanas y criaturas fantásticas se entrelazaban en un mosaico que parecía contar una historia antigua. ¿Qué era este lugar? ¿Y por qué había luz en un sitio tan apartado del mundo?</text:p>
      <text:p text:style-name="Standard"/>
      <text:p text:style-name="Standard">Con esfuerzo, Elara nadó hacia el muelle. Sus brazos y piernas, entumecidos por el frío, protestaban con cada movimiento. Finalmente, sus manos encontraron el borde del muelle, y reuniendo todas sus fuerzas, se impulsó hacia arriba, cayendo exhausta sobre la superficie de piedra. El suelo era frío y húmedo bajo su cuerpo. Tosiendo y respirando con dificultad, Elara permaneció allí, mirando al techo de la cueva mientras sus pensamientos intentaban organizarse.</text:p>
      <text:p text:style-name="Standard"/>
      <text:p text:style-name="Standard">Cuando su cuerpo dejó de temblar, se incorporó lentamente. Sus ojos recorrieron el lugar con una mezcla de fascinación y cautela. Había algo inquietante en la quietud de la cueva, como si la observasen desde las sombras. Se puso en pie, sacudiendo el agua de su ropa, y comenzó a explorar. Cada paso resonaba en el espacio vacío, acompañado por el goteo rítmico del agua desde las estalactitas.</text:p>
      <text:p text:style-name="Standard"/>
      <text:p text:style-name="Standard"><text:soft-page-break/>Cerca del muelle, un conjunto de bloques de piedra formaba una pared que se extendía hacia el techo. En el centro, había una entrada en forma de arco, con dos columnas adornadas con intrincados grabados de dragones entrelazados. Las antorchas que flanqueaban la entrada iluminaban apenas el inicio de una escalera en espiral que ascendía hacia las alturas de la cueva.</text:p>
      <text:p text:style-name="Standard"/>
      <text:p text:style-name="Standard">Elara sintió una mezcla de alivio y aprensión. Una salida significaba la posibilidad de escapar de este lugar desconocido, pero también implicaba enfrentarse a lo que pudiera estar al final de esas escaleras. Se detuvo frente al arco, sus dedos rozando las inscripciones en las columnas. Había palabras talladas en un idioma antiguo que no podía descifrar, pero que parecían susurrar algo al ser tocadas.</text:p>
      <text:p text:style-name="Standard"/>
      <text:p text:style-name="Standard">Un escalofrío recorrió su espalda. Aunque no había viento, las llamas de las antorchas titilaron, proyectando sombras que se retorcían como si tuviesen vida propia. Elara dio un paso hacia la escalera, pero algo la detuvo. Una sensación indescriptible, como si el lugar mismo contuviera una magia antigua y vigilante. Cerró los ojos y respiró profundamente, buscando calma en medio de la incertidumbre.</text:p>
      <text:p text:style-name="Standard"/>
      <text:p text:style-name="Standard">—Una escalera que sube —murmuró para sí misma—. Si llegué hasta aquí, debo seguir adelante.</text:p>
      <text:p text:style-name="Standard"/>
      <text:p text:style-name="Standard">Reuniendo su valentía, dio un paso firme hacia la primera grada. La piedra, desgastada pero firme, pareció emitir un leve crujido bajo su peso. Al alzar la vista, las curvas ascendentes de la escalera desaparecían en la penumbra, prometiendo misterios y peligros a partes iguales. Sin mirar atrás, Elara comenzó a subir.</text:p>
      <text:p text:style-name="Standard"/>
      <text:p text:style-name="Standard"/>
      <text:p text:style-name="Standard"/>
      <text:p text:style-name="P18">-----------------</text:p>
      <text:p text:style-name="P18"/>
      <text:p text:style-name="P18"/>
      <text:p text:style-name="P3">### **Capítulo 6: La Magia** <text:s/></text:p>
      <text:p text:style-name="P3">#### **2. Introduction of the Theme** <text:s/></text:p>
      <text:p text:style-name="P3"/>
      <text:p text:style-name="P3"><text:span text:style-name="T36">"</text:span>La magia es el susurro primordial del alma, el eco de la necesidad más antigua<text:span text:style-name="T36">."</text:span></text:p>
      <text:p text:style-name="P3"/>
      <text:p text:style-name="P3"/>
      <text:p text:style-name="P3">El eco de los pasos de Elara resonaba en la estrecha escalera de piedra. La espiral parecía no tener fin, y la luz oscilante de las antorchas proyectaba sombras que danzaban en las paredes, creando formas inquietantes. Cada escalón que subía crujía ligeramente bajo su peso, un recordatorio constante de lo antiguo y desgastado que era el lugar. <text:s/></text:p>
      <text:p text:style-name="P3"/>
      <text:p text:style-name="P3">La sensación de estar atrapada en un laberinto no la abandonaba. La escalera era fría, con una humedad que impregnaba el aire y hacía resbalar sus manos cada vez que se apoyaba en la pared para mantener el equilibrio. Al pasar junto a una antorcha fijada a la pared, se detuvo para tomarla. El fuego parpadeante iluminó su rostro, y con la nueva fuente de luz, se sintió un poco más segura. <text:s/></text:p>
      <text:p text:style-name="P3"/>
      <text:p text:style-name="P3">**“¿Dónde me llevará esto?”**, se preguntó mientras seguía subiendo, con los músculos tensos y cada sentido alerta. <text:s/></text:p>
      <text:p text:style-name="P3"/>
      <text:p text:style-name="P3">Finalmente, la escalera terminó en una pequeña abertura que conducía a un largo pasillo. Elara cruzó el umbral, y su aliento se quedó atrapado en su pecho. <text:s/></text:p>
      <text:p text:style-name="P3"><text:soft-page-break/></text:p>
      <text:p text:style-name="P3">El pasillo se extendía mucho más allá de lo que podía ver, envuelto en penumbras que ni siquiera su antorcha podía disipar por completo. El suelo estaba compuesto de los mismos bloques de piedra gris que la escalera, pero aquí estaban adornados con runas desgastadas, casi imperceptibles, que parecían susurrar secretos al paso de Elara. A ambos lados del pasillo, arcos de piedra daban paso a habitaciones oscuras que parecían observarla con ojos vacíos. <text:s/></text:p>
      <text:p text:style-name="P3"/>
      <text:p text:style-name="P3">Elara avanzó con cautela, deteniéndose en el primer arco. Miró dentro, pero la habitación estaba casi vacía. Solo unas cuantas sillas rotas y una mesa cubierta de polvo interrumpían el vacío. La atmósfera era pesada, como si el aire estuviera impregnado de una historia que nadie había contado en mucho tiempo. <text:s/></text:p>
      <text:p text:style-name="P3"/>
      <text:p text:style-name="P3">En la siguiente habitación, sin embargo, el ambiente era diferente. Allí, herramientas extrañas y objetos indescifrables estaban distribuidos en mesas y estantes. Elara dejó la antorcha en un soporte junto a la entrada y se acercó para inspeccionarlos. <text:s/></text:p>
      <text:p text:style-name="P3"/>
      <text:p text:style-name="P3">Había cristales que reflejaban la luz de formas extrañas, como si atraparan el fuego y lo doblaran dentro de sí mismos. Tubos de vidrio llenos de líquidos de colores brillantes estaban conectados por intrincados conductos de metal que parecían desafiar la lógica. Había algo hipnótico en esos objetos, pero también algo inquietante, como si pertenecieran a un mundo que no debería existir. <text:s/></text:p>
      <text:p text:style-name="P3"/>
      <text:p text:style-name="P3">**“¿Un laboratorio?”**, murmuró Elara, sin saber si sentir curiosidad o temor. Tocó uno de los cristales, y su superficie parecía vibrar bajo sus dedos. Dio un paso atrás, sintiendo que no debía tocar nada más. <text:s/></text:p>
      <text:p text:style-name="P3"/>
      <text:p text:style-name="P3">Continuó su camino por el pasillo, con el corazón acelerado. La próxima habitación que exploró era completamente diferente. Al cruzar el arco, se encontró rodeada de estanterías repletas de libros. El olor a papel viejo y tinta flotaba en el aire, un aroma que le resultaba reconfortante pero, en este contexto, también extraño y fuera de lugar. <text:s/></text:p>
      <text:p text:style-name="P3"/>
      <text:p text:style-name="P3">Los muros estaban cubiertos por filas de libros de diferentes tamaños y colores, algunos tan antiguos que sus títulos eran ilegibles, mientras que otros estaban encuadernados con cuero desgastado que aún conservaba grabados en relieve. En el centro de la sala, varios atriles sostenían libros abiertos, y Elara notó que algunas páginas tenían manchas de tinta fresca. <text:s/></text:p>
      <text:p text:style-name="P3"/>
      <text:p text:style-name="P3">Se acercó al atril más cercano. El libro era enorme, escrito en un lenguaje que no podía comprender. Las páginas estaban cubiertas de símbolos y dibujos que parecían corresponder a mapas estelares o diagramas mecánicos. Al pasar la página, su corazón dio un vuelco. <text:s/></text:p>
      <text:p text:style-name="P3"/>
      <text:p text:style-name="P3">Un dibujo familiar apareció ante ella: un libro, con una portada decorada por intrincados patrones que Elara conocía demasiado bien. **“El códice perdido,”** susurró, con los ojos clavados en la imagen. Sus manos temblaban al acariciar la página, como si al hacerlo pudiera entender mejor lo que veía. <text:s/></text:p>
      <text:p text:style-name="P3"/>
      <text:p text:style-name="P3">**“¿Por qué hay un dibujo del códice aquí? ¿Quién estuvo estudiándolo?”** Sus preguntas quedaron sin respuesta, pero una certeza creció en su interior: quienquiera que estuviera detrás de esto, no era alguien común. <text:s/></text:p>
      <text:p text:style-name="P3"/>
      <text:p text:style-name="P3">Caminó hacia el siguiente atril, donde otro libro estaba abierto. Este, a diferencia del anterior, estaba escrito en la lengua de Elara. Leyó el título de la página: **“Hechizos para manipular la luz.”** Su <text:soft-page-break/>mirada se desplazó hacia el resto del texto, que describía cómo crear una fuente de poder mágico utilizando espejos. <text:s/></text:p>
      <text:p text:style-name="P3"/>
      <text:p text:style-name="P4"/>
      <text:p text:style-name="P4">Elara observó con atención los dibujos detallados que acompañaban el texto. Mostraban una gran sala <text:s/>con 107 espejos dispuestos meticulosamente en una formación elíptica. Cada espejo tenía un marco ornamentado, grabado con runas arcanas que parecían formar parte del hechizo en sí. En el centro exacto de la elipse, un espejo de mayor tamaño y con un diseño único ocupaba un lugar preeminente. Según las anotaciones, esta configuración específica de espejos no era arbitraria: el diseño elíptico permitía concentrar y amplificar cualquier fuente de energía mágica en un solo punto. El texto describía cómo, al alinear los espejos con precisión y canalizar la luz de una luna llena teñida de rojo, la energía recolectada<text:span text:style-name="T2"> cargaria el artefacto por 43 anos, y utilizando e</text:span>l espejo central podría ser redirigida hacia <text:span text:style-name="T3">un</text:span> bastón <text:span text:style-name="T3">magico</text:span>, proporcionando una fuente de poder ilimitado. Los diagramas mostraban destellos de energía mágica fluyendo entre los espejos como ríos de luz, convergiendo en el cristal oscuro del espejo central. Era una construcción tan brillante como siniestra.</text:p>
      <text:p text:style-name="P3"/>
      <text:p text:style-name="P3"><text:s/>**“¿Magia?”** se preguntó, recordando los relatos de su infancia sobre fuerzas invisibles que podían torcer la realidad misma. La descripción era detallada, con instrucciones precisas y dibujos que mostraban cómo colocar los espejos. <text:s/></text:p>
      <text:p text:style-name="P3"/>
      <text:p text:style-name="P3">Cerró el libro con cuidado y volvió a tomar la antorcha. La idea de magia la inquietaba, pero no podía detenerse ahora. Salió de la habitación y continuó explorando el pasillo, siempre con la sensación de que algo o alguien la observaba desde las sombras. <text:s/></text:p>
      <text:p text:style-name="P3"/>
      <text:p text:style-name="P3">Elara avanzó lentamente, su mirada saltando de un rincón a otro, hasta que llegó a otra escalera. Esta era más amplia que la anterior, y parecía conducir a un nivel superior del castillo. Justo antes de poner el pie en el primer escalón, algo en la pared llamó su atención. <text:s/></text:p>
      <text:p text:style-name="P3"/>
      <text:p text:style-name="P3">Tallado en la piedra había un escudo. No era un simple diseño decorativo; era un emblema que Elara había visto antes, en uno de los relatos que un viejo vecino le había contado sobre este lugar. El escudo del mago. <text:s/></text:p>
      <text:p text:style-name="P3"/>
      <text:p text:style-name="P3">Elara sintió que su respiración se aceleraba. **“¿Es este el castillo del mago?”**, pensó, con el corazón martilleando en su pecho. La posibilidad de estar en el dominio de un ser tan poderoso como peligroso le helaba la sangre, pero también la llenaba de una resolución feroz. <text:s/></text:p>
      <text:p text:style-name="P3"/>
      <text:p text:style-name="P18">No podía retroceder ahora. Ajustó su agarre en la antorcha y comenzó a subir la nueva escalera, dejando atrás el silencio ominoso del pasillo. </text:p>
      <text:p text:style-name="P18"/>
      <text:p text:style-name="P18"/>
      <text:p text:style-name="P18">------</text:p>
      <text:p text:style-name="P18"/>
      <text:p text:style-name="P18"/>
      <text:p text:style-name="P18"/>
      <text:p text:style-name="P18"/>
      <text:p text:style-name="P18"/>
      <text:p text:style-name="P18"><text:soft-page-break/></text:p>
      <text:p text:style-name="P18">**3. Background**</text:p>
      <text:p text:style-name="P18"/>
      <text:p text:style-name="P18">sus pensamientos se alejaron de la oscuridad del presente y retrocedieron en el tiempo, a los días de su niñez cuando vivía en el pueblo con su abuela. En particular, recordaba a un anciano vecino, Berthz, cuyas historias siempre la habían cautivado. Un hombre de cabello blanco y manos temblorosas, pero de mente aguda y con una memoria que parecía contener un universo de cuentos fantásticos.</text:p>
      <text:p text:style-name="P18"/>
      <text:p text:style-name="P18">Berthz tenía un relato que había marcado a Elara más que cualquier otro. Recordaba la tarde en que se lo había contado, bajo la luz dorada del atardecer, sentados junto al fuego en la pequeña choza del anciano. Berthz, con sus ojos brillantes de emoción, le habló de un castillo en Rainland, un castillo habitado por un mago poderoso cuyas artes oscuras y misteriosas lo habían mantenido oculto a los ojos de la gente común durante siglos.</text:p>
      <text:p text:style-name="P18"/>
      <text:p text:style-name="P18">—No es un castillo ordinario, niña —le dijo Berthz, su voz baja y cautivadora—. Está protegido por la magia del mago, una magia tan poderosa que lo hace invisible a todos excepto en circunstancias especiales. Solo aquellos que conocen sus secretos o aquellos que tienen la suerte de encontrarse en el momento adecuado pueden verlo.</text:p>
      <text:p text:style-name="P18"/>
      <text:p text:style-name="P18">Elara, fascinada, le había preguntado cómo podía estar tan seguro de la existencia de ese castillo, y ahí fue cuando Berthz le contó una historia que nunca olvidaría.</text:p>
      <text:p text:style-name="P18"/>
      <text:p text:style-name="P18">—Fue durante un eclipse de luna —recordó el anciano, sus ojos mirando hacia algún punto en el horizonte, como si reviviera el momento—. La noche era más oscura de lo que jamás había visto, y mientras caminaba por las colinas de Rainland, vi algo en la distancia que no debería haber estado ahí. Era una silueta, la de una torre alta y amenazante. Por alguna razón que no puedo explicar, supe en ese momento que había encontrado el castillo.</text:p>
      <text:p text:style-name="P18"/>
      <text:p text:style-name="P18">El anciano continuó su relato, describiendo cómo había cruzado los umbrales de aquella fortaleza mística. Los pasillos eran largos, llenos de ecos de una historia antigua que él no comprendía, pero que podía sentir en sus huesos. Las paredes estaban cubiertas de extrañas inscripciones, símbolos que parecía que nadie había tocado en siglos. Berthz exploró el lugar con cautela, consciente de que en cualquier momento el mago podía regresar.</text:p>
      <text:p text:style-name="P18"/>
      <text:p text:style-name="P18">—Vi salas inmensas, llenas de objetos que no podía entender —dijo con una sonrisa enigmática—. Había artefactos flotando en el aire, libros que parecían susurrar sus secretos. Y en una de las habitaciones, encontré algo que no debería haber tocado.</text:p>
      <text:p text:style-name="P18"/>
      <text:p text:style-name="P18">Elara lo escuchó con los ojos abiertos como platos, completamente cautivada por su relato. Berthz le contó cómo, en un rincón polvoriento, había encontrado un amuleto antiguo, con un grabado que reconoció al instante: el escudo del mago. Era un símbolo poderoso, un círculo con extraños caracteres a su alrededor, y en su centro, una figura imponente que parecía vigilar todo a su alrededor. Berthz lo tomó como un trofeo, sabiendo que podría costarle la vida si el mago lo descubría.</text:p>
      <text:p text:style-name="P18"/>
      <text:p text:style-name="P18">—Salí de allí lo más rápido que pude —dijo el anciano, su voz bajando hasta convertirse en un susurro—. Aún puedo sentir el miedo que me recorrió el cuerpo mientras bajaba por esas escaleras, temiendo que en cualquier momento el mago apareciera detrás de mí.</text:p>
      <text:p text:style-name="P18"/>
      <text:p text:style-name="P18"><text:soft-page-break/>Elara, en su niñez, no entendía completamente la magnitud de lo que Berthz había experimentado, pero sus palabras quedaron grabadas en su memoria. Años después, seguía pensando en ese amuleto y en el escudo que él le mostró, preguntándose si alguna vez tendría la oportunidad de ver algo así por sí misma.</text:p>
      <text:p text:style-name="P18"/>
      <text:p text:style-name="P18">Ahora, de pie en medio de esta antigua fortaleza, en el descanso de la escalera, Elara observaba el gran escudo tallado en la pared. La antorcha en su mano arrojaba una luz tenue sobre la piedra, pero era suficiente para ver los detalles que coincidían perfectamente con lo que Berthz le había descrito. Su corazón dio un vuelco. ¿Era posible que este fuera el mismo castillo? ¿El castillo del mago?</text:p>
      <text:p text:style-name="P18"/>
      <text:p text:style-name="P18">Su mente estaba llena de preguntas y su corazón latía aceleradamente. Sentía que estaba a punto de desvelar un misterio que había estado enterrado en su mente durante años, y que la sombra del mago podría estar más cerca de lo que imaginaba.</text:p>
      <text:p text:style-name="P18"/>
      <text:p text:style-name="P18"/>
      <text:p text:style-name="P18">---------------------</text:p>
      <text:p text:style-name="P18"/>
      <text:p text:style-name="P18"/>
      <text:p text:style-name="P4"/>
      <text:h text:style-name="P1" text:outline-level="3"><text:span text:style-name="Strong_20_Emphasis"><text:span text:style-name="T1">4 - </text:span></text:span><text:span text:style-name="Strong_20_Emphasis">El Anfitrión</text:span></text:h>
      <text:p text:style-name="P4"><text:span text:style-name="Strong_20_Emphasis"/></text:p>
      <text:p text:style-name="P4"><text:span text:style-name="Strong_20_Emphasis">"su destino la esperaba en lo alto de la escalera, y subio. </text:span><text:span text:style-name="Strong_20_Emphasis"><text:span text:style-name="T37">Peldaño</text:span></text:span><text:span text:style-name="Strong_20_Emphasis"> a Peldaño, hasta desaparecer en la oscuridad."</text:span></text:p>
      <text:p text:style-name="P4"><text:span text:style-name="Strong_20_Emphasis"/></text:p>
      <text:p text:style-name="P35">Elara subió con cautela por las escaleras de piedra, <text:span text:style-name="T38">el sonido de </text:span>sus pasos <text:span text:style-name="T12">era lo unico que rompia el silencio</text:span> en el corredor vacío. </text:p>
      <text:p text:style-name="P35"><text:span text:style-name="T39">La atmósfera del castillo era opresiva, inquietante y e</text:span>l aire se sentía más denso con cada nivel que ascendía. </text:p>
      <text:p text:style-name="P35">La oscuridad de los pasillos solo era rota por <text:span text:style-name="T39">una pocas</text:span> antorchas chisporroteantes que arrojaban <text:span text:style-name="T13">sombras danzantes en las paredes de piedra</text:span>.</text:p>
      <text:p text:style-name="P35">Al llegar al siguiente piso, se detuvo un momento para observar. </text:p>
      <text:p text:style-name="P35">El pasillo que se extendía ante ella parecía interminable, flanqueado por puertas pesadas de madera que <text:span text:style-name="T39">parecian ocultar el horror</text:span> detrás de cada una. </text:p>
      <text:p text:style-name="P35">Respiró profundamente.</text:p>
      <text:p text:style-name="P4">Empujó la primera puerta con cuidado, asegurándose de que no crujiera. Dentro encontró una habitación modesta, con una mesa y varias sillas dispersas. Una chimenea ocupaba la pared opuesta, aunque apagada, su interior estaba cubierto de hollín reciente. Sobre la mesa, un candelabro había sido encendido no hacía mucho, sus velas derretidas dejaban rastros de cera fresca.</text:p>
      <text:p text:style-name="P4"><text:soft-page-break/>Elara miró a su alrededor, intentando captar algo más. Fue entonces cuando, al inclinarse para observar mejor la chimenea, notó algo extraño: en el fondo, casi oculto por las sombras, había una abertura en la pared de ladrillos. Era pequeña, apenas visible, pero lo suficientemente grande para que alguien pudiera pasar agachado.</text:p>
      <text:p text:style-name="P4">Con el corazón acelerado, se deslizó hacia el interior de la chimenea. El paso estrecho la envolvió en oscuridad casi total, pero unas antorchas colocadas a intervalos le permitieron avanzar por el angosto túnel de piedra. El silencio era opresivo, roto solo por el eco de sus propios pasos y el crujido ocasional de las antorchas. Elara sentía que cada movimiento suyo era una intrusión en un lugar que no debería existir.</text:p>
      <text:p text:style-name="P4">Tras caminar lo que parecieron minutos eternos, el túnel desembocó en una sala enorme. Elara se detuvo en seco, sus ojos <text:span text:style-name="T14">se abrieron</text:span> de par en par. La cámara estaba iluminada por una luz que no parecía provenir de ninguna fuente natural. Era un resplandor sobrenatural, que teñía el ambiente con tonos verdosos y dorados.</text:p>
      <text:p text:style-name="P4">En el centro de la sala, un hombre alto y delgado estaba de pie frente a un altar de piedra. Vestía una capa negra que parecía absorber la luz de la sala, como si estuviera hecha de oscuridad. Su rostro estaba parcialmente cubierto por una capucha, pero lo poco que se veía era suficiente para provocar escalofríos: <text:span text:style-name="T40">tenia la </text:span>piel pálida como la cera, <text:span text:style-name="T40">los </text:span>ojos hundidos que parecían arder con un brillo malicioso, y labios delgados que susurraban palabras en una lengua que Elara no podía comprender.</text:p>
      <text:p text:style-name="P4">En sus manos sostenía un bastón negro coronado por un cristal que pulsaba con una energía inquietante. El aire a su alrededor vibraba con una intensidad que hacía difícil respirar.</text:p>
      <text:p text:style-name="P4">Elara se escondió detrás de una columna, observando con el corazón desbocado. No podía apartar la vista del altar. Sobre él descansaba un espejo ovalado, de unos dos metros de altura, sostenido por un marco de madera tallada con símbolos arcanos. Aunque el espejo estaba inicialmente oscuro, como una superficie de agua estancada, comenzó a brillar débilmente.</text:p>
      <text:p text:style-name="P4">La imagen en el espejo cambió, mostrando un paisaje que Elara reconoció: era un pequeño pueblo, similar a los que había visto desde la Gran Montaña. La imagen se acercó a una casa, entrando por una ventana como si el espejo fuera un portal. Dentro de la casa, un hombre dormía plácidamente en su cama.</text:p>
      <text:p text:style-name="P4">Elara observó horrorizada cómo una luz ámbar comenzó a emanar del cuerpo del hombre dormido. Era como si su esencia misma estuviera siendo arrancada. La luz flotó hacia el espejo, que la absorbió con avidez. Mientras esto ocurría, el hombre comenzó a envejecer rápidamente, su rostro se llenó de arrugas profundas y su cabello se volvió blanco en cuestión de segundos. En pocos momentos, lo que antes era un hombre en la flor de la vida se había convertido en un anciano frágil.</text:p>
      <text:p text:style-name="P4">Elara sintió que un nudo se formaba en su estómago al comprender lo que estaba ocurriendo. "Está robando su vitalidad", pensó con asombro y repulsión.</text:p>
      <text:p text:style-name="P4">La luz ámbar, ahora contenida dentro del espejo, comenzó a moverse nuevamente, esta vez hacia el bastón del mago. El cristal en la punta del bastón se iluminó con una intensidad cegadora, y el mago <text:soft-page-break/>fue envuelto por una aura de color verde brillante. Su figura, antes encorvada y temblorosa, se enderezó. Las líneas en su rostro se desvanecieron, y sus movimientos se volvieron ágiles y poderosos.</text:p>
      <text:p text:style-name="P4">El espejo, sin detenerse, dejó la casa del anciano y se dirigió hacia otra. Una nueva víctima. Elara se sintió paralizada. Podía ver cómo el mago repetía el mismo ritual, una y otra vez, drenando la vitalidad de cada habitante del pueblo mientras dormían.</text:p>
      <text:p text:style-name="P4">La repulsión que sintió hacia el mago fue inmediata e intensa. Este no era solo un hombre buscando poder; era un parásito, un monstruo dispuesto a sacrificar a otros para prolongar su propia existencia.</text:p>
      <text:p text:style-name="P36">Con cada paso del ritual, la cámara parecía volverse más sofocante. El aire se llenaba de un calor insoportable. </text:p>
      <text:p text:style-name="P36">Elara sintió que debía salir de allí antes de que la descubrieran, pero no podía apartar la vista del espectáculo macabro.</text:p>
      <text:p text:style-name="P4">Finalmente, el mago levantó su bastón hacia el espejo, pronunciando palabras que resonaron en la sala como un trueno. La energía ámbar se acumuló una vez más, y con un movimiento final, toda la luz fue absorbida en el cristal del bastón.</text:p>
      <text:p text:style-name="P4">Elara no podía quedarse más tiempo. Retrocedió lentamente, cuidando cada paso, hasta que estuvo de nuevo en el estrecho pasadizo. Su corazón latía con fuerza, y cada fibra de su ser le gritaba que huyera de aquel lugar infernal.</text:p>
      <text:p text:style-name="P4">Había visto suficiente. Ahora sabía cómo el mago lograba prolongar su vida, y ese conocimiento era aterrador.</text:p>
      <text:p text:style-name="P2"/>
      <text:p text:style-name="P18"/>
      <text:p text:style-name="P18"/>
      <text:p text:style-name="P18">Cap 6 - La Magia - </text:p>
      <text:p text:style-name="P18">5- Mysticism and Science Integration</text:p>
      <text:p text:style-name="P18"/>
      <text:p text:style-name="P27"/>
      <text:p text:style-name="P4">Elara <text:span text:style-name="T7">salio</text:span> del pasadizo<text:span text:style-name="T7"> tan rapido como pudo.</text:span></text:p>
      <text:p text:style-name="P27">El terror que sentia no le permitia pensar en otra cosa mas que escapar.</text:p>
      <text:p text:style-name="P4">Atravesó la <text:span text:style-name="T8">habitación </text:span><text:span text:style-name="T9"><text:s/>a toda velocidad mientras las sombras que </text:span><text:span text:style-name="T10">ella misma </text:span><text:span text:style-name="T9">proyectaba en las paredes</text:span> se estiraban y ondulaban <text:span text:style-name="T7">persiguiendola</text:span> como si tuvieran vida propia. </text:p>
      <text:p text:style-name="P27">Salio al pasillo y corrio<text:span text:style-name="T15"> en la oscuridad imaginando cientos de brazos que se estiraban desde la oscuridad de las paredes queriendo atraparla</text:span>.</text:p>
      <text:p text:style-name="P4">Subió <text:span text:style-name="T7">por </text:span>la escalera en espiral al final del pasillo<text:span text:style-name="T7"> hasta el</text:span> siguiente piso<text:span text:style-name="T7"> y </text:span>se detuvo por un momento para recuperar el aliento. </text:p>
      <text:p text:style-name="P28">No es facil ver entre las sombras, y la imaginacion puede jugarnos malas pasadas.</text:p>
      <text:p text:style-name="P4"><text:soft-page-break/>Frente a ella se extendía otro pasillo interminable, con puertas cerradas a ambos lados, iguales a las del nivel anterior<text:span text:style-name="T15">, pero esta vez</text:span><text:span text:style-name="T16"> todo habia cambiado, porque en su imaginacion</text:span><text:span text:style-name="T15"> detras de cada puerta criaturas fantasmales esperaban con paciencia, al acecho, sabiendo que ella estaba aqui</text:span>.</text:p>
      <text:p text:style-name="P4"><text:s/><text:span text:style-name="T15">A</text:span>l final de<text:span text:style-name="T15">l</text:span> pasillo, algo rompía la monotonía: una puerta entreabierta, desde donde escapaba un tenue resplandor anaranjado.</text:p>
      <text:p text:style-name="P4">Con cautela, Elara avanzó, deslizándose a lo largo de la pared, evitando pisar con fuerza para no hacer ruido. Al asomarse por la puerta, vio una sala oscura, iluminada únicamente por el fuego que ardía en una gran chimenea de piedra. La habitación era amplia, opresiva, llena de sombras que parecían moverse en los rincones. Elara entró con sigilo<text:span text:style-name="T17"> ocultandose en</text:span> la penumbra.</text:p>
      <text:p text:style-name="P4">Cerca de la chimenea, un caldero de hierro negro<text:span text:style-name="T17"> cubierto de hollin</text:span> colgaba sobre las llamas. Un aroma denso, salado y especiado llenaba el aire, mezclándose con el olor a madera quemada. En la mesa larga y robusta que ocupaba el centro de la sala, había utensilios de cocina de cobre y estaño, platos de cerámica con restos de comida, y una jarra de arcilla casi vacía. Elara se acercó al fuego, atraída por el extraño magnetismo que la luz proporcionaba en un lugar tan sombrío.</text:p>
      <text:p text:style-name="P4">Entonces, una voz rompió el silencio.</text:p>
      <text:p text:style-name="P4">—¿Quién eres tú?</text:p>
      <text:p text:style-name="P4">Elara se giró de golpe<text:span text:style-name="T17"> y su corazon se sobresalto</text:span>. </text:p>
      <text:p text:style-name="P4">En un rincón oscuro de la habitación, un joven estaba sentado, inclinado sobre un plato de lo que parecía ser un potaje espeso. Sus ojos brillaban bajo la tenue luz, pero su rostro, en gran parte oculto por las sombras, mostraba una expresión de cautela.</text:p>
      <text:p text:style-name="P4">Elara retrocedió un paso<text:span text:style-name="T17"> y a</text:span>l hacerlo, golpeó accidentalmente el atizador de la chimenea, que cayó al suelo con un ruido metálico que resonó por toda la sala.</text:p>
      <text:p text:style-name="P4">—¡Shhh! —exclamó el joven en voz baja, levantando una mano para silenciarla—. No hagas ruido. Morgerathus podría oírte.</text:p>
      <text:p text:style-name="P4">Elara se quedó inmóvil. </text:p>
      <text:p text:style-name="P4">—¿Quién eres tú? —preguntó Elara,<text:span text:style-name="T17"> con</text:span><text:span text:style-name="T4"> voz firme</text:span>.</text:p>
      <text:p text:style-name="P4">—Alguien atrapado en este castillo, igual que tú —respondió el joven, <text:span text:style-name="T17">devorando con avidez lo que quedaba en</text:span> el plato—. Me llamo Khub. ¿Y tú?</text:p>
      <text:p text:style-name="P4">—<text:span text:style-name="T17">Yo soy </text:span>Elara —<text:span text:style-name="T17"> respondio con seriedad</text:span>, <text:span text:style-name="T17">mientras </text:span>sus ojos recorri<text:span text:style-name="T17">a</text:span>n la habitación <text:span text:style-name="T18">en busca de mas sorpresas ocultas</text:span><text:span text:style-name="T17"> entre las sombras</text:span>. </text:p>
      <text:p text:style-name="P4">—Atrapado<text:span text:style-name="T18">?</text:span>, ¿<text:span text:style-name="T18">que quieres decir con eso</text:span>? —preguntó Elara.</text:p>
      <text:p text:style-name="P4">—¿No lo sabes? —respondió Khub, dejando el plato sobre la mesa<text:span text:style-name="T18">.</text:span>—No hay forma de salir del castillo.—</text:p>
      <text:p text:style-name="P4"><text:soft-page-break/>—Llevo varios días aquí —continuó Khub—. He recorrido pasillos, escaleras, salas interminables... Y no hay ninguna puerta al exterior. Las ventanas que he encontrado son estrechas y están demasiado altas como para usarlas.</text:p>
      <text:p text:style-name="P4">Elara permaneció en silencio<text:span text:style-name="T18">.</text:span> <text:span text:style-name="T18">S</text:span>u historia sona<text:span text:style-name="T18">ba</text:span> creíble<text:span text:style-name="T18"> en este hambiente infernal</text:span>.</text:p>
      <text:p text:style-name="P4">—Dicen que un hechizo <text:span text:style-name="T18">oculta el castillo del mundo exterior</text:span>—añadió Khub, —<text:span text:style-name="T18">Nadie sabe que el castillo esta aqui.—</text:span></text:p>
      <text:p text:style-name="P4">—<text:span text:style-name="T18">Y empiezo a creer que existe otro hechizo que oculta las puertas de salida, cuando ya estas dentro, convirtiendolo en una trampa de la que no hay escapatoria—</text:span></text:p>
      <text:p text:style-name="P4">Elara se acercó a la mesa y examinó al joven con más detenimiento. Khub no parecía alguien peligroso, pero en este lugar nada podía darse por seguro.</text:p>
      <text:p text:style-name="P4"/>
      <text:p text:style-name="P29">---</text:p>
      <text:h text:style-name="P1" text:outline-level="3">La Traición</text:h>
      <text:p text:style-name="P4"/>
      <text:p text:style-name="P4">—Pensaré en encontrar la salida en otro momento —dijo Elara con resolución, clavando su mirada en Khub—. Ahora debo detener al mago antes de que destruya el pueblo.</text:p>
      <text:p text:style-name="P4">—Es imposible detener a Morgerathus —respondió el joven, con una nota de <text:span text:style-name="T19">miedo</text:span> en su voz—. Su magia es <text:span text:style-name="T20">muy</text:span> poderosa.</text:p>
      <text:p text:style-name="P4">Elara no respondió. En lugar de eso, se giró hacia la entrada del pasillo, tomando un segundo para escuchar. El silencio era absoluto, roto solo por el eco lejano de gotas cayendo en alguna profundidad invisible. Respiró hondo y, tras asegurarse de que el camino estaba despejado, dio el primer paso.</text:p>
      <text:p text:style-name="P4">—Espera, voy contigo —dijo Khub, siguiéndola de cerca.</text:p>
      <text:p text:style-name="P4">Juntos se deslizaron por los corredores oscuros, silenciosos como sombras. <text:span text:style-name="T19">y mientras</text:span> avanzaban, los muros parecían cobrar vida, <text:span text:style-name="T19">formas, fantasmas, caras, manos, asomaban ligeramente de las paredes entre las sombras, y volvian a ocultarse</text:span>.<text:span text:style-name="T19"> Reflejos en la oscuridad, juegos de la imaginacion. Temores ocultos materializandose, con cada paso.</text:span></text:p>
      <text:p text:style-name="P4"/>
      <text:p text:style-name="P4">Elara avanzaba <text:span text:style-name="T19">lentamente conciente</text:span> del peligro que pendía sobre ellos como una sombra. El aire dentro del castillo era pesado, cargado de un frío antinatural que se arrastraba por los pasillos.</text:p>
      <text:p text:style-name="P4"><text:span text:style-name="T21">Al </text:span>llegar a una escalera, Elara comenzó a subir <text:span text:style-name="T21">sin pensar</text:span>.<text:span text:style-name="T21"> Huyendo del terror.</text:span></text:p>
      <text:p text:style-name="P4">—¿A dónde vas? —preguntó Khub, desconcertado.</text:p>
      <text:p text:style-name="P4">—Sé dónde se encuentra Morgerathus, y no es arriba —respondió ella, sin detenerse.</text:p>
      <text:p text:style-name="P4">Khub vaciló<text:span text:style-name="T21"> un instante antes de seguirla</text:span>.<text:span text:style-name="T21"> </text:span></text:p>
      <text:p text:style-name="P4"><text:soft-page-break/><text:span text:style-name="T22">Averiguar lo que habia mas arriba no parecia una buena idea, pero quedarse solo en la oscuridad de los pasillos tampoco lo era. </text:span><text:span text:style-name="T21">No hay un lugar mejor que otro en este castillo.</text:span></text:p>
      <text:p text:style-name="P4">En la planta superior, Elara comenzó a abrir puertas<text:span text:style-name="T21">,</text:span> una a una, con determinación.</text:p>
      <text:p text:style-name="P4">—¿Qué buscas? —insistió Khub, con un tono de creciente ansiedad.</text:p>
      <text:p text:style-name="P4">—Algo que debilite el poder mágico de Morgerathus —respondió ella sin mirarlo—. Creo que si destruyo su fuente de poder, podré detener el ataque al pueblo.</text:p>
      <text:p text:style-name="P4">—¿Algo como qué? —replicó él, <text:span text:style-name="T22">mirando hacia atras con preocupacion, intentando ver mas alla de la oscuridad del pasillo</text:span>.</text:p>
      <text:p text:style-name="P4">Elara no respondió. Abrió una puerta más, y en ese instante<text:span text:style-name="T22">..</text:span>.</text:p>
      <text:h text:style-name="P1" text:outline-level="3">La Sala de los Espejos</text:h>
      <text:p text:style-name="P4">Un destello de luz surgió desde el interior de la habitación, iluminando el corredor con colores vivos: verdes intensos, azules profundos y rojos ardientes que danzaban como llamas vivas. Elara se quedó inmóvil, atrapada por el espectáculo ante sus ojos.</text:p>
      <text:p text:style-name="P4">La sala era inmensa, <text:span text:style-name="T22">y en su interior, espejos.</text:span></text:p>
      <text:p text:style-name="P4"><text:span text:style-name="T22">Muchos espejos, grandes espejos, abarrotando la sala, distribuidos por todas partes</text:span><text:span text:style-name="T23">, </text:span>refleja<text:span text:style-name="T23">ndo</text:span> la luz en un caos hipnótico de energía mágica. </text:p>
      <text:p text:style-name="P4">Las paredes parecían desvanecerse, reemplazadas por un horizonte infinito de reflejos. La luz ondulaba como el agua, llenando el aire con un zumbido vibrante que resonaba en los huesos.</text:p>
      <text:p text:style-name="P4">—El artefacto de los espejos… existe —<text:span text:style-name="T23">dijo</text:span> Elara<text:span text:style-name="T23"> para si misma</text:span>, casi sin aliento.</text:p>
      <text:p text:style-name="P4">—¿Qué es esto? —preguntó Khub, con una mezcla de fascinación y miedo en su voz.</text:p>
      <text:p text:style-name="P4">—Es un artefacto mágico —dijo ella, avanzando lentamente entre los espejos—<text:span text:style-name="T23">Lo he visto en los libros. Es un generador de energia magica. —</text:span></text:p>
      <text:p text:style-name="P4">Elara recorrió la sala con cautela. Los espejos parecían estar colocados con un propósito preciso, formando un patrón que ella no podía descifrar del todo. La magia que emanaba de ellos era abrumadora, casi tangible. A pesar del peligro, había una belleza inquietante en aquel lugar, un brillo que parecía llamarla, envolviéndola como un susurro seductor.</text:p>
      <text:p text:style-name="P4">Y entonces lo vio.</text:p>
      <text:h text:style-name="P1" text:outline-level="3">El Espejo Central</text:h>
      <text:p text:style-name="P4">En el centro de la sala, un espejo destacaba entre los demás. Su superficie era de cristal negro, profundo como un abismo, y parecía absorber la luz en lugar de reflejarla. </text:p>
      <text:p text:style-name="P4">La belleza del espejo atrajo al instante a Elara de forma irresistible.<text:span text:style-name="T24"> N</text:span>unca habia visto un espejo de cristal negro.</text:p>
      <text:p text:style-name="P4">Elara se acercó<text:span text:style-name="T24"> despacio.</text:span></text:p>
      <text:p text:style-name="P4"><text:soft-page-break/><text:span text:style-name="T24">S</text:span><text:span text:style-name="T23">e paro frente a el</text:span>.</text:p>
      <text:p text:style-name="P4">Su reflejo la observaba con una expresión inquietante<text:span text:style-name="T24">.</text:span></text:p>
      <text:p text:style-name="P4">La figura que la observaba desde el otro lado parecía viva, con ojos que brillaban con una inteligencia propia. </text:p>
      <text:p text:style-name="P4"><text:span text:style-name="T24">Y </text:span>Los movimientos del reflejo no coincidían con los de Elara; eran más lentos, más deliberados, como si <text:span text:style-name="T24">la imagen perteneciera a</text:span> un tiempo diferente.</text:p>
      <text:p text:style-name="P4"><text:span text:style-name="T24">Y </text:span>Visto de cerca, <text:span text:style-name="T24">e</text:span>l cristal no parecía cristal<text:span text:style-name="T24">, </text:span>tenía la textura del agua, moviéndose en ondas sutiles.</text:p>
      <text:p text:style-name="P4">—Es imposible… —murmuró Elara, extendiendo una mano <text:span text:style-name="T24">para tocar</text:span> la superficie.</text:p>
      <text:p text:style-name="P4">El aire a su alrededor se volvió denso, cargado de electricidad. En ese momento, Khub, que estaba detrás de ella<text:span text:style-name="T24"> observando la escena</text:span>, <text:span text:style-name="T24">se avalanzo sobre Elara</text:span> con rapidez.</text:p>
      <text:p text:style-name="P4"><text:span text:style-name="T24">Y </text:span>Antes de que pudiera reaccionar, la empujó con fuerza hacia el espejo.</text:p>
      <text:h text:style-name="P1" text:outline-level="3">El Destello</text:h>
      <text:p text:style-name="P4">Elara cayó hacia adelante, atravesando la superficie <text:span text:style-name="T25">del espejo </text:span>como si se estuviera sumergiendo en un lago oscuro. El cristal emitió un destello cegador, y un grito silencioso escapó de sus labios mientras era absorbida por el espejo.</text:p>
      <text:p text:style-name="P4">Ahora estaba atrapada detrás del cristal, <text:span text:style-name="T25">y d</text:span>esde el otro lado, vio a Khub sonreír, <text:span text:style-name="T25">con </text:span>una sonrisa fría y despiadada que transformó su rostro en una máscara de traición.</text:p>
      <text:p text:style-name="P4">—Lo siento, Elara. El maestro necesita a una joven para el sacrificio. <text:span text:style-name="T25">Y </text:span>Tú eres perfecta.</text:p>
      <text:p text:style-name="P4">Elara golpeó el cristal desde el interior, pero sus manos no producían ningún sonido. Estaba atrapada en un mundo de reflejos interminables.</text:p>
      <text:p text:style-name="P4">Desde su prisión cristalina, podía ver fragmentos del castillo reflejados infinitamente, incluido el altar donde se preparaba el ritual.</text:p>
      <text:p text:style-name="P4">Desde algún lugar del castillo, la risa siniestra de Morgerathus resonó, llenando el aire como un presagio de muerte.</text:p>
      <text:p text:style-name="P4"/>
      <text:p text:style-name="P30"/>
      <text:p text:style-name="P4">Afuera, los muros del castillo vibraban, <text:s/>preparara<text:span text:style-name="T26">ndose</text:span> para un evento de proporciones catastróficas.</text:p>
      <text:p text:style-name="P4"/>
      <text:p text:style-name="P18"/>
      <text:p text:style-name="P18"/>
      <text:p text:style-name="P18">-------------------------------------</text:p>
      <text:p text:style-name="P18"/>
      <text:p text:style-name="P18"/>
      <text:p text:style-name="P18"/>
      <text:p text:style-name="P4"><text:soft-page-break/>Aquí tienes la primera parte de la sección <text:span text:style-name="Strong_20_Emphasis">"Clímax"</text:span>, que resuelve el cliffhanger y libera a Elara de la trampa del espejo. He ampliado la narrativa para alcanzar la longitud deseada, añadiendo descripciones, tensando la atmósfera y profundizando en las emociones de Elara.</text:p>
      <text:p text:style-name="P2"/>
      <text:h text:style-name="P1" text:outline-level="3"><text:span text:style-name="T1">6 - </text:span>Clímax - </text:h>
      <text:h text:style-name="P1" text:outline-level="3">Parte I: La Espada que Rompe Barreras</text:h>
      <text:p text:style-name="P4"/>
      <text:p text:style-name="P4">Elara estaba atrapada. El mundo reflejado dentro del espejo era un laberinto interminable, plagado de imágenes distorsionadas del castillo y su propia figura multiplicada al infinito. Se movía entre reflejos de paredes y pasillos que no llevaban a ninguna parte, sintiendo cómo el aire se volvía más denso con cada paso. La luz, fría y pálida, parecía provenir de ninguna fuente concreta, proyectando sombras <text:span text:style-name="T27">inquietantes</text:span>.</text:p>
      <text:p text:style-name="P4">Su respiración era irregular, y el eco de sus propios pasos reverberaba, amplificado, en todas direcciones.</text:p>
      <text:p text:style-name="P4">—Esto no puede ser real —murmuró para sí misma, su voz ahogada por el vacío insondable del lugar. Pero cada vez que intentaba convencerse de que era solo una ilusión, sentía el suelo firme bajo sus pies, los latidos frenéticos de su corazón, el peso del miedo y la furia en sus hombros.</text:p>
      <text:p text:style-name="P4">Caminó, buscando alguna grieta, un punto débil en las paredes de cristal. Tocó los espejos, sintiendo su superficie fría y lisa, como si estuviera sellada por algo más poderoso que cualquier material terrenal. Golpeó el cristal con los puños, pero solo logró hacerse daño. Incluso gritar parecía inútil, pues el eco de su voz se perdía en la vastedad del lugar, diluyéndose hasta convertirse en un susurro lejano.</text:p>
      <text:p text:style-name="P4">Elara cerró los ojos un momento, intentando no sucumbir al pánico.</text:p>
      <text:p text:style-name="P4"><text:span text:style-name="Strong_20_Emphasis">Recordó a Khub.</text:span> Su traición ardía como una llama en su interior. La sonrisa cruel en su rostro mientras la empujaba al espejo seguía grabada en su memoria. Había confiado en él, y él la había vendido al mago.<text:line-break/>—No me quedaré aquí —murmuró, con los dientes apretados—. No dejaré que gane.</text:p>
      <text:p text:style-name="P4">Deslizó la mano por su cinturón, en busca de cualquier herramienta que pudiera ayudarla. Sus dedos rozaron la empuñadura de la espada que le había dado Tharok, el herrero del pueblo. Elara la desenvainó lentamente, observando cómo la hoja de metal oscuro brillaba con una luz tenue, como si reconociera su toque. <text:span text:style-name="Strong_20_Emphasis">Era un arma peculiar</text:span>, diferente a cualquier otra que hubiera visto antes, con inscripciones que parecían cambiar dependiendo del ángulo desde el que se miraran.</text:p>
      <text:p text:style-name="P4">—Tharok dijo que esta espada no conoce barreras… —susurró para sí misma, mientras el recuerdo del herrero volvía a su mente.</text:p>
      <text:p text:style-name="P4"><text:span text:style-name="Emphasis">"No olvides esto, Elara: esta espada no solo corta acero o piedra; corta aquello que otros creen imposible. Si alguna vez te encuentras atrapada, recuerda que este metal no tiene límites."</text:span></text:p>
      <text:p text:style-name="P4"><text:soft-page-break/>Una chispa de esperanza iluminó sus pensamientos. Apretó la empuñadura con más fuerza, sintiendo cómo el calor de la espada se transmitía a sus manos. Su mirada se endureció mientras retrocedía unos pasos, tomando impulso.<text:line-break/>—Veamos si puedes contra la magia de Morgerathus.</text:p>
      <text:p text:style-name="P4">Con un grito cargado de determinación, Elara levantó la espada y la lanzó con toda su fuerza hacia el espejo más cercano. La hoja voló recta, girando como un rayo oscuro, hasta impactar contra el cristal con un estruendo ensordecedor.</text:p>
      <text:p text:style-name="P4"><text:span text:style-name="Strong_20_Emphasis">El mundo reflejado se estremeció.</text:span></text:p>
      <text:p text:style-name="P4">Grietas luminosas se extendieron por la superficie del espejo, expandiéndose como si fueran las ramas de un árbol cubierto de luz cegadora. Un estruendo profundo, como el rugido de un trueno, resonó en todas direcciones. Elara tuvo que cubrirse los ojos cuando un destello brillante la envolvió por completo. La onda expansiva la empujó hacia atrás, haciéndola caer al suelo.</text:p>
      <text:p text:style-name="P4">Cuando abrió los ojos, el mundo reflejado había desaparecido.</text:p>
      <text:p text:style-name="P4">Estaba de vuelta en la sala original del castillo, tumbada en el frío suelo de piedra. Su respiración era rápida, y su corazón seguía martilleando en su pecho. El eco del estallido aún resonaba en sus oídos.</text:p>
      <text:p text:style-name="P4">Se incorporó lentamente, mirando a su alrededor. La habitación había cambiado drásticamente. Los espejos que antes decoraban las paredes estaban ahora en pedazos, esparcidos por el suelo en pequeños fragmentos brillantes. La luz mágica que antes llenaba la sala había desaparecido por completo. El ambiente era oscuro y silencioso, salvo por el suave zumbido residual de la magia disipándose.</text:p>
      <text:p text:style-name="P4">Frente a ella, descansaba la espada de Tharok, intacta, como si esperara pacientemente a ser recogida.</text:p>
      <text:p text:style-name="P4">Elara la levantó, sintiendo un vínculo más fuerte con el arma que nunca. La sostuvo entre sus manos, observando las inscripciones cambiantes en la hoja. Por primera vez, comprendió que esta espada no era solo un arma; era una herramienta destinada a abrir caminos cuando todo parecía perdido.</text:p>
      <text:p text:style-name="P4">Levantó la vista, girando lentamente sobre sí misma para observar el estado de la sala. Todo lo que había hecho del lugar un artefacto mágico —los reflejos, las luces, la energía— había desaparecido. Elara sabía que había destruido algo importante para Morgerathus.<text:line-break/>—El artefacto de los espejos ha sido destruido —murmuró para sí misma, con una mezcla de alivio y tensión—. Pero esto no ha terminado.</text:p>
      <text:p text:style-name="P4">El eco de su voz murió en la inmensidad del silencio que la rodeaba. Ahora, más que nunca, estaba convencida de que debía detener al mago. <text:span text:style-name="Strong_20_Emphasis">El sacrificio que había planeado no ocurriría.</text:span></text:p>
      <text:p text:style-name="P4">Con pasos decididos, se dirigió hacia la puerta, dejando atrás los restos del artefacto destruido. Pero algo en su interior le decía que este triunfo era solo el comienzo de un enfrentamiento mucho más peligroso.</text:p>
      <text:p text:style-name="P2"/>
      <text:p text:style-name="P4"/>
      <text:h text:style-name="P5" text:outline-level="3"><text:soft-page-break/><text:span text:style-name="Strong_20_Emphasis"><text:span text:style-name="T28">Parte 2</text:span></text:span></text:h>
      <text:h text:style-name="P5" text:outline-level="3"><text:span text:style-name="Strong_20_Emphasis">El Conocimiento contra la Magia</text:span></text:h>
      <text:p text:style-name="P7"><text:span text:style-name="Strong_20_Emphasis"/></text:p>
      <text:p text:style-name="P7">"El conocimiento es una poderosa fuente de poder," pensó Elara, sus palabras resonando en su mente como un eco persistente. Su corazón latía con fuerza, pero no de miedo, sino de determinación. <text:span text:style-name="Emphasis">Los libros me han mostrado el artefacto de los espejos,</text:span> se dijo a sí misma, mirando el pasillo que se extendía delante de ella, envuelto en sombras. <text:span text:style-name="Emphasis">Los libros me mostrarán cómo Morgerathus consigue su poder. Y si existe una forma de salir del castillo, es posible que la encuentre en esos libros.</text:span></text:p>
      <text:p text:style-name="P7">La decisión estaba tomada. La biblioteca sería su santuario y su arma. Sin dudar más, salió al corredor oscuro, dejando atrás los fragmentos rotos del espejo y el eco de su reciente victoria.</text:p>
      <text:p text:style-name="P6"/>
      <text:h text:style-name="P5" text:outline-level="3"><text:span text:style-name="Strong_20_Emphasis">La Presencia de Morgerathus</text:span></text:h>
      <text:p text:style-name="P7">En lo más profundo del castillo, Morgerathus sintió la sacudida en su poder. Una ráfaga de energía recorrió su ser, como un tambor que marcaba el ritmo de un caos inminente. Sus manos, huesudas y surcadas de venas negras, temblaron mientras cerraba el grimorio que tenía delante. El ritual que estaba realizando, un antiguo hechizo para robar almas y convertirlas en su fuerza vital, se interrumpió abruptamente.</text:p>
      <text:p text:style-name="P7">—El artefacto... —murmuró con una voz grave y desgarradora, que parecía resonar en la misma piedra del castillo.</text:p>
      <text:p text:style-name="P7">La destrucción del espejo no solo había interrumpido su magia, sino que había dejado una grieta en la fortaleza de su dominio. Con una furia controlada, se levantó. La sala tembló a su alrededor mientras un aura verdosa, pulsante y siniestra, emanaba de su cuerpo, extendiéndose como humo venenoso.</text:p>
      <text:p text:style-name="P6"/>
      <text:h text:style-name="P5" text:outline-level="3"><text:span text:style-name="Strong_20_Emphasis">Elara en las Sombras</text:span></text:h>
      <text:p text:style-name="P7">Elara avanzaba por el pasillo, su mente enfocada en la biblioteca. Pero entonces lo sintió: un escalofrío recorrió su espalda, una vibración en el aire que era imposible ignorar.</text:p>
      <text:p text:style-name="P7">De la escalera al final del corredor comenzó a emanar una luz verdosa, tenue al principio, como un latido lejano. Pero el pulso se hizo más fuerte, iluminando las paredes de piedra con sombras que parecían moverse por voluntad propia. Elara se detuvo, su respiración contenida.</text:p>
      <text:p text:style-name="P7">El sonido de un viento extraño, pesado y áspero, llenó el pasillo. Las llamas de las antorchas en las paredes parpadearon y luego se extinguieron, dejando solo la luz verdosa como la única fuente de iluminación.</text:p>
      <text:p text:style-name="P7">Elara se movió rápidamente, entrando en una habitación lateral. Cerró la puerta hasta dejar solo una pequeña rendija por la que podía observar.</text:p>
      <text:p text:style-name="P6"/>
      <text:h text:style-name="P5" text:outline-level="3"><text:soft-page-break/><text:span text:style-name="Strong_20_Emphasis">La Aparición del Mago Oscuro</text:span></text:h>
      <text:p text:style-name="P7">Desde su escondite, Elara lo vio. Morgerathus apareció en la cima de las escaleras, flotando como un espectro. Su cuerpo no tocaba el suelo; sus pies estaban envueltos en una niebla espesa que parecía sostenerlo en el aire. Su figura era alta y delgada, cubierta por una capa negra que se movía como si tuviera vida propia.</text:p>
      <text:p text:style-name="P7">La luz verde pulsante emanaba de su interior, haciendo brillar sus ojos hundidos como dos antorchas malignas. Sus manos, largas y retorcidas, emitían pequeñas descargas de energía, como si contuvieran el poder de una tormenta atrapada. Cada paso suyo en el aire parecía resonar en la piedra del castillo, aunque nunca tocaba el suelo.</text:p>
      <text:p text:style-name="P7">El ambiente a su alrededor era sofocante. Las paredes parecían exhalar un aliento helado, y una neblina oscura se extendía por donde pasaba, arrastrándose como un manto pesado. Una sensación de opresión llenaba el aire, como si el mismo castillo se inclinara ante su amo.</text:p>
      <text:p text:style-name="P7">Elara sintió el impulso de retroceder aún más, pero no se movió. No podía permitirse ser descubierta.</text:p>
      <text:p text:style-name="P6"/>
      <text:h text:style-name="P5" text:outline-level="3"><text:span text:style-name="Strong_20_Emphasis">El Mago Inspecciona los Espejos</text:span></text:h>
      <text:p text:style-name="P7">Morgerathus llegó a la sala de los espejos, y la puerta se abrió sin que él la tocara. La madera crujió como si lamentara su presencia, y la sala lo recibió con un eco profundo, reverberante.</text:p>
      <text:p text:style-name="P7">Se detuvo en el centro, y la luz verde de su cuerpo iluminó los fragmentos rotos en el suelo. Con un gesto de su mano, los trozos de cristal flotaron en el aire, reflejando su rostro desde cientos de ángulos.</text:p>
      <text:p text:style-name="P7">—¿Quién se atreve a desafiar mi dominio? —su voz era como un trueno distante, pero cargada de veneno.</text:p>
      <text:p text:style-name="P7">Los fragmentos cayeron al suelo como lluvia de cristal, pero Morgerathus no se detuvo. Cerró los ojos y extendió las manos, buscando rastros de la energía de su intruso.</text:p>
      <text:p text:style-name="P6"/>
      <text:h text:style-name="P5" text:outline-level="3"><text:span text:style-name="Strong_20_Emphasis">La Huida de Elara</text:span></text:h>
      <text:p text:style-name="P7">Elara aprovechó el momento. Cuando Morgerathus quedó absorto en su inspección, ella salió silenciosamente de su escondite. Moviéndose con rapidez pero sin hacer ruido, bajó las escaleras. Cada paso era un desafío; el eco podía traicionarla, pero confiaba en su agilidad y determinación.</text:p>
      <text:p text:style-name="P7">El conocimiento era su única arma ahora. La biblioteca era su objetivo, un lugar donde las respuestas la esperaban, incluso si los peligros la acechaban a cada paso.</text:p>
      <text:p text:style-name="P7">El corazón de Elara latía con fuerza, pero su mente estaba clara. <text:span text:style-name="Emphasis">El conocimiento puede ser más poderoso que la magia,</text:span> pensó mientras avanzaba hacia lo desconocido.</text:p>
      <text:p text:style-name="P16"/>
      <text:p text:style-name="P17"/>
      <text:h text:style-name="P5" text:outline-level="3"><text:soft-page-break/><text:span text:style-name="Strong_20_Emphasis"><text:span text:style-name="T28">Parte 3</text:span></text:span></text:h>
      <text:h text:style-name="P5" text:outline-level="3"><text:span text:style-name="Strong_20_Emphasis">La Biblioteca Infinita</text:span></text:h>
      <text:p text:style-name="P7"><text:span text:style-name="Strong_20_Emphasis"/></text:p>
      <text:p text:style-name="P7">Elara cruzó el umbral de la biblioteca y se detuvo, atónita. Ante ella se extendía un espacio que parecía no tener fin. Los estantes se alzaban hasta donde alcanzaba la vista, desapareciendo en la penumbra de un techo perdido en las alturas. Cada rincón de la sala estaba abarrotado de libros: tomos antiguos encuadernados en cuero, pergaminos enrollados, grimorios iluminados con runas que brillaban débilmente en la oscuridad. Era un lugar que parecía existir fuera del tiempo, acumulando el conocimiento de mundos y eras desconocidas.</text:p>
      <text:p text:style-name="P7">La atmósfera era opresiva, cargada de un silencio extraño que no era natural, como si los libros mismos contuvieran secretos que no deseaban ser revelados. Una débil niebla oscura flotaba entre los estantes, impregnada de un aroma agrio y metálico. Elara avanzó cautelosa, sus pasos resonando apenas en el suelo de mármol negro que reflejaba las estanterías como un espejo distorsionado.</text:p>
      <text:p text:style-name="P7">Al acercarse, notó que la biblioteca estaba dividida en secciones, cada una marcada con placas que flotaban en el aire. <text:span text:style-name="Strong_20_Emphasis">Magia antigua</text:span>, <text:span text:style-name="Strong_20_Emphasis">magia asimétrica</text:span>, <text:span text:style-name="Strong_20_Emphasis">magia temporal</text:span>, <text:span text:style-name="Strong_20_Emphasis">magia espacial</text:span>, <text:span text:style-name="Strong_20_Emphasis">magia geométrica</text:span>, <text:span text:style-name="Strong_20_Emphasis">magia multidimensional</text:span>... La lista era interminable. Elara sintió el peso del lugar. ¿Cómo podría encontrar algo útil en ese laberinto infinito de conocimiento?</text:p>
      <text:p text:style-name="P7">—Necesitaría varias vidas para leer todos estos libros —murmuró con desesperación.</text:p>
      <text:p text:style-name="P7">Pero no había tiempo. La presencia de Morgerathus era como una sombra que crecía, avanzando inexorablemente.</text:p>
      <text:p text:style-name="P6"/>
      <text:h text:style-name="P5" text:outline-level="3"><text:span text:style-name="Strong_20_Emphasis">Los Libros Malditos</text:span></text:h>
      <text:p text:style-name="P7">Con decisión, Elara dirigió su atención a los libros abiertos sobre los atriles dispersos por la sala. <text:span text:style-name="Emphasis">Estos deben ser los últimos que consultó Morgerathus. Si hay algo que pueda usar contra él o para escapar, debe estar aquí.</text:span></text:p>
      <text:p text:style-name="P7">El primer libro era un grimorio que desprendía una energía oscura. Las páginas parecían hechas de piel humana, y las letras, escritas con tinta roja, se movían como si estuvieran vivas. Elara sintió un escalofrío recorrer su espalda, pero continuó leyendo. El texto hablaba de un artefacto llamado <text:span text:style-name="Strong_20_Emphasis">"la esfera de los mil espíritus"</text:span>.</text:p>
      <text:p text:style-name="P7">Las palabras describían un objeto maligno: una esfera de cristal negro que contenía las almas de mil inocentes. Las almas estaban atrapadas en un estado de tormento eterno, alimentando el poder del artefacto con su sufrimiento. Elara imaginó los gritos que esas almas debían estar lanzando, gritos que nadie podía oír pero que resonaban en el vacío del universo.</text:p>
      <text:p text:style-name="P7">Elara apretó los puños con rabia y horror. Si Morgerathus había creado algo tan vil, su poder debía ser inmenso. Sin embargo, la esfera también podría ser una de sus mayores debilidades.</text:p>
      <text:p text:style-name="P6"/>
      <text:h text:style-name="P5" text:outline-level="3"><text:soft-page-break/><text:span text:style-name="Strong_20_Emphasis">La Caza de Morgerathus</text:span></text:h>
      <text:p text:style-name="P7">Mientras tanto, en la sala de los espejos, Morgerathus no descansaba. De pie en el centro del lugar, extendió sus manos, y los fragmentos rotos de los espejos comenzaron a flotar en el aire. Cada trozo de cristal reflejaba una imagen diferente: pasillos oscuros, escaleras de piedra, habitaciones desiertas.</text:p>
      <text:p text:style-name="P7">Su mirada recorría cada fragmento con una intensidad demoníaca, buscando al intruso que había osado desafiarlo. Pero no veía nada. La espada mágica de Elara, un artefacto forjado para protegerla de poderes oscuros, la mantenía oculta incluso de los ojos del mago.</text:p>
      <text:p text:style-name="P7">La frustración de Morgerathus creció. De sus manos brotaron rayos de energía negra que impactaron contra las paredes, creando grietas que parecían abrirse hacia abismos infinitos. El suelo tembló, y una grieta recorrió la sala, liberando un humo denso y púrpura que comenzó a extenderse por todo el castillo.</text:p>
      <text:p text:style-name="P6"/>
      <text:h text:style-name="P5" text:outline-level="3"><text:span text:style-name="Strong_20_Emphasis">El Humo Púrpura</text:span></text:h>
      <text:p text:style-name="P7">El humo púrpura era más que una simple niebla. Era el espíritu corrupto de Morgerathus, un ente consciente y malevolente que se movía como una serpiente viviente. La nube llenaba cada rincón que encontraba, arrastrándose por los pasillos como un veneno líquido, entrando en las habitaciones y descendiendo por las escaleras.</text:p>
      <text:p text:style-name="P7">Elara, todavía en la biblioteca, sintió su llegada antes de verla. Un olor nauseabundo llenó el aire, como azufre mezclado con carne quemada. Miró hacia la puerta y vio cómo la niebla púrpura empezaba a deslizarse bajo ella, avanzando lentamente, pero con la certeza de que no dejaría nada sin contaminar.</text:p>
      <text:p text:style-name="P7">La presión aumentó. Elara sabía que no le quedaba mucho tiempo. Si Morgerathus no la encontraba primero, su espíritu púrpura lo haría.</text:p>
      <text:p text:style-name="P6"/>
      <text:h text:style-name="P5" text:outline-level="3"><text:span text:style-name="Strong_20_Emphasis">La Decisión de Elara</text:span></text:h>
      <text:p text:style-name="P7">Con las manos temblorosas, Elara volvió a los atriles, buscando desesperadamente algo que pudiera darle una ventaja. Su mente trabajaba frenéticamente. <text:span text:style-name="Emphasis">El conocimiento es más poderoso que la magia,</text:span> se repetía. Pero, ¿sería suficiente?</text:p>
      <text:p text:style-name="P7">Finalmente, encontró un mapa antiguo entre las páginas de un grimorio. Mostraba un pasaje oculto que conducía a las mazmorras del castillo, y desde allí, al bosque exterior. Una salida. Su corazón dio un vuelco de esperanza, pero sabía que llegar allí no sería fácil.</text:p>
      <text:p text:style-name="P7">El humo púrpura había comenzado a filtrarse en la biblioteca. Las sombras en las paredes parecían alargarse, deformándose en figuras grotescas que se movían con intención.</text:p>
      <text:p text:style-name="P7">Elara respiró hondo y apretó el mapa contra su pecho. No podía quedarse más tiempo. Con un último vistazo a los libros que la rodeaban, se giró hacia la salida.</text:p>
      <text:p text:style-name="P7"><text:soft-page-break/>La lucha contra el tiempo y el terror había comenzado. <text:span text:style-name="Strong_20_Emphasis">El conocimiento podría ser su salvación, pero el poder de Morgerathus no se detendría hasta destruirla.</text:span></text:p>
      <text:p text:style-name="P6"/>
      <text:p text:style-name="P19"/>
      <text:h text:style-name="P8" text:outline-level="3"><text:span text:style-name="Strong_20_Emphasis"><text:span text:style-name="T29">Parte 4</text:span></text:span></text:h>
      <text:h text:style-name="P8" text:outline-level="3"><text:span text:style-name="Strong_20_Emphasis">Elara y las Sombras del Terror</text:span></text:h>
      <text:p text:style-name="P10"><text:span text:style-name="Strong_20_Emphasis"/></text:p>
      <text:p text:style-name="P10">Elara encontró los planos del castillo escondidos entre las páginas de un libro que parecía inofensivo. Los desplegó sobre un atril cercano, sus ojos recorrie<text:span text:style-name="T30">ron</text:span> frenéticamente las líneas y anotaciones. Allí, en una esquina casi invisible del pergamino, descubrió la clave: una puerta sumergida bajo el lago subterráneo. Una palanca de hierro oculta en las mazmorras podía drenar el agua, revelando un pasaje hacia la libertad.</text:p>
      <text:p text:style-name="P10">La esperanza chispeó en su interior, pero apenas había comenzado a analizar los detalles cuando sintió un escalofrío recorrerle la espalda. Bajó la mirada y vio cómo <text:span text:style-name="Strong_20_Emphasis">la nube púrpura</text:span> se deslizaba por debajo de la puerta de la biblioteca, arrastrándose como un depredador que olfatea a su presa.</text:p>
      <text:p text:style-name="P10">El humo avanzaba lentamente, pero con una densidad aterradora, como si estuviera cargado de odio puro. Se extendía por el suelo como una mancha de aceite vivo, llenando cada grieta y rincón, subiendo con pesadez por las patas de las mesas y estanterías, consumiendo el espacio a su alrededor.</text:p>
      <text:p text:style-name="P10">Elara intentó moverse, pero sus pies parecían atornillados al suelo. La nube se acercaba, rodeándola, y entonces comenzó a cambiar. <text:span text:style-name="Strong_20_Emphasis">Figuras fantasmales</text:span> emergieron de la niebla, sus formas humanoides retorcidas y deformadas por el sufrimiento. Rostros pálidos y huesudos, con ojos vacíos como pozos sin fondo, la miraban fijamente.</text:p>
      <text:p text:style-name="P10">Algunas de las figuras se desintegraban lentamente en humo, regresando a la nube que las había creado, mientras otras nuevas tomaban forma, levantándose como espectros recién despertados de sus tumbas. Un coro de susurros llenó el aire, voces sin palabras, como si estuvieran hablando directamente a su alma.</text:p>
      <text:p text:style-name="P10">Elara quería gritar, pero no podía. El terror la había dejado rígida, incapaz de mover un solo músculo. La habían visto.</text:p>
      <text:p text:style-name="P10">Los espectros comenzaron a girar lentamente a su alrededor, acercándose cada vez más. Sus manos alargadas, translúcidas, casi la tocaban, pero no lo hacían. La atmósfera era irrespirable, cargada de un frío antinatural que parecía calar hasta los huesos.</text:p>
      <text:p text:style-name="P10">Y entonces, sin previo aviso, todas las figuras se desmoronaron. La nube púrpura se retiró, deslizándose rápidamente hacia la puerta y desapareciendo en el pasillo como si nunca hubiera estado allí.</text:p>
      <text:p text:style-name="P9"/>
      <text:h text:style-name="P8" text:outline-level="3"><text:soft-page-break/><text:span text:style-name="Strong_20_Emphasis">La Aparición de Morgerathus</text:span></text:h>
      <text:p text:style-name="P10">Elara quedó sola. El silencio en la biblioteca era ahora más aterrador que los susurros de los espectros. Su respiración era irregular, su cuerpo temblaba incontrolablemente. El miedo seguía aferrado a ella como una garra invisible.</text:p>
      <text:p text:style-name="P10">Se forzó <text:span text:style-name="T30">por</text:span> moverse. Con <text:span text:style-name="T30">sus </text:span>manos temblorosas, recogió los planos del castillo, los enrolló apresuradamente, y sin apartar la vista de la entrada, los guardó. Su mente le gritaba que huyera, pero antes de que pudiera dar un paso, sintió <text:span text:style-name="Strong_20_Emphasis">una ráfaga de aire helado</text:span> en su espalda.</text:p>
      <text:p text:style-name="P10">Se giró instintivamente, y allí estaba <text:span text:style-name="Strong_20_Emphasis">Morgerathus</text:span>.</text:p>
      <text:p text:style-name="P10">El mago se alzaba imponente, envuelto en una sombra que parecía devorar la luz. Su rostro estaba parcialmente oculto bajo la capucha de su capa, pero los ojos brillaban como carbones encendidos en la oscuridad. Extendió lentamente sus brazos hacia Elara, sus manos huesudas rodeadas de un aura púrpura que chisporroteaba con energía maligna.</text:p>
      <text:p text:style-name="P10">Elara sintió cómo el frío del terror la atravesaba como un cuchillo. Su sangre pareció helarse, y por un instante, el tiempo se detuvo. El pánico la dejó sin aliento, inmovilizada como una presa atrapada bajo la mirada de un depredador.</text:p>
      <text:p text:style-name="P10">Pero entonces, su instinto de supervivencia tomó el control. Dio un paso atrás, tropezó con un atril y casi cayó. Se recuperó y, sin pensarlo dos veces, <text:span text:style-name="Strong_20_Emphasis">corrió</text:span>.</text:p>
      <text:p text:style-name="P9"/>
      <text:h text:style-name="P8" text:outline-level="3"><text:span text:style-name="Strong_20_Emphasis">La Huida</text:span></text:h>
      <text:p text:style-name="P10">Elara salió disparada hacia la puerta de la biblioteca, cruzándola justo cuando el humo púrpura comenzaba a regresar desde el pasillo. Sus pasos resonaban en el suelo de mármol, un eco desesperado que se mezclaba con el sonido de su respiración agitada.</text:p>
      <text:p text:style-name="P10">Detrás de ella, Morgerathus avanzaba lentamente, pero su presencia lo llenaba todo. La sombra que lo rodeaba parecía extenderse por las paredes, como si el castillo mismo respondiera a su poder.</text:p>
      <text:p text:style-name="P10">Elara llegó a la escalera y comenzó a descender a toda velocidad, casi resbalando en los peldaños de piedra húmeda. Podía sentir el aire frío tras ella, podía oír el murmullo siniestro de la magia que perseguía cada uno de sus pasos.</text:p>
      <text:p text:style-name="P10">Sabía que no tenía mucho tiempo. <text:span text:style-name="Strong_20_Emphasis">La salida estaba cerca, pero también lo estaba Morgerathus.</text:span></text:p>
      <text:p text:style-name="P10"/>
      <text:p text:style-name="P21">----------------------------------------------------</text:p>
      <text:p text:style-name="P21"/>
      <text:h text:style-name="P11" text:outline-level="3"><text:soft-page-break/><text:span text:style-name="Strong_20_Emphasis"><text:span text:style-name="T31">Parte 5</text:span></text:span></text:h>
      <text:h text:style-name="P11" text:outline-level="3"><text:span text:style-name="Strong_20_Emphasis">La bóveda del lago y la Esfera de los Mil Espíritus</text:span></text:h>
      <text:p text:style-name="P13"><text:span text:style-name="Strong_20_Emphasis"/></text:p>
      <text:p text:style-name="P13">Elara irrumpió en la bóveda del lago subterráneo con el corazón desbocado y los pulmones ardiendo por la carrera. <text:span text:style-name="Strong_20_Emphasis">La penumbra</text:span> del lugar la envolvió de inmediato, sofocante, opresiva. El débil resplandor de unas pocas antorchas colgadas en las paredes de piedra apenas iluminaba el espacio cavernoso. El agua negra del lago yacía inmóvil como un espejo de tinta, reflejando las sombras danzantes de las llamas.</text:p>
      <text:p text:style-name="P13">El eco de sus pasos resonaba en la plataforma de madera que bordeaba el lago, mientras sus ojos buscaban desesperadamente la palanca. Todo estaba envuelto en una penumbra que convertía cada rincón en un potencial escondite de horrores. <text:span text:style-name="Strong_20_Emphasis">La sensación de ser observada</text:span> no la abandonaba.</text:p>
      <text:p text:style-name="P13">Al fin, allí estaba: una gran palanca de hierro, instalada al final de la plataforma, parcialmente oculta en las sombras. Estaba anclada al suelo junto a una gruesa cadena que la sujetaba firmemente en su lugar. <text:span text:style-name="Strong_20_Emphasis">No había tiempo que perder.</text:span></text:p>
      <text:p text:style-name="P12"/>
      <text:h text:style-name="P11" text:outline-level="3"><text:span text:style-name="Strong_20_Emphasis">La cadena y la desesperación</text:span></text:h>
      <text:p text:style-name="P13">Elara corrió hacia la palanca, resbalando ligeramente en la húmeda superficie de la plataforma. Se lanzó sobre ella con toda su fuerza, pero la cadena no cedió. <text:span text:style-name="Strong_20_Emphasis">Un sonido</text:span> —un susurro creciente, como un murmullo que traía consigo la promesa de muerte— llegó desde las escaleras.</text:p>
      <text:p text:style-name="P13">Se giró y lo vio: una <text:span text:style-name="Strong_20_Emphasis">luz verde oscura</text:span> comenzaba a descender lentamente. Era un parpadeo pulsante, malévolo, como si el aire mismo vibrara con su presencia. Con cada pulso, la bóveda se iluminaba más, y las sombras danzaban frenéticamente en las paredes, como criaturas atrapadas que luchaban por escapar.</text:p>
      <text:p text:style-name="P13">Elara volvió a la palanca. Sus manos temblorosas intentaron deshacer la cadena, pero los eslabones eran demasiado gruesos, demasiado sólidos. Gritó de frustración, sintiendo el frío del pánico envolver su pecho. <text:span text:style-name="Strong_20_Emphasis">El tiempo se agotaba.</text:span></text:p>
      <text:p text:style-name="P13">Su espada.</text:p>
      <text:p text:style-name="P13">La desenvainó y, con un grito que contenía tanto miedo como rabia, descargó un golpe contra la cadena. El metal resonó como un lamento, y los eslabones se partieron, cayendo al suelo con un sonido seco.</text:p>
      <text:p text:style-name="P13">Pero la luz verde estaba cada vez más cerca. <text:span text:style-name="Strong_20_Emphasis">Un latido oscuro</text:span>, un pulso ominoso, llenaba el aire. Elara no se atrevió a mirar atrás.</text:p>
      <text:p text:style-name="P13">Empujó la palanca con toda la fuerza que el terror le daba, pero no se movió. <text:span text:style-name="Strong_20_Emphasis">Un sonido de engranajes oxidados</text:span>, como si el mecanismo mismo se resistiera a ser usado después de siglos de inactividad. Lo intentó de nuevo, sus músculos ardiendo, sus manos resbalando por el sudor. Con un crujido desgarrador, la palanca finalmente cedió, y un sonido profundo de agua fluyendo resonó en la bóveda.</text:p>
      <text:p text:style-name="P13"><text:soft-page-break/>Corrió hacia el borde del lago, su mirada clavada en la superficie. El agua comenzaba a moverse, cayendo hacia un nivel inferior, pero apenas perceptible. Cada segundo era eterno, y Elara sabía que no tenía tiempo. <text:span text:style-name="Strong_20_Emphasis">El horror estaba aquí.</text:span></text:p>
      <text:p text:style-name="P12"/>
      <text:h text:style-name="P11" text:outline-level="3"><text:span text:style-name="Strong_20_Emphasis">La Esfera de los Mil Espíritus</text:span></text:h>
      <text:p text:style-name="P13">Algo se movió en la entrada de las escaleras.</text:p>
      <text:p text:style-name="P13">Elara se giró lentamente, su respiración detenida. Lo que vio la dejó helada. Una <text:span text:style-name="Strong_20_Emphasis">esfera de cristal verde oscuro</text:span> flotaba en el aire, girando lentamente sobre sí misma. Su superficie parecía líquida, ondulante, pero sólida al mismo tiempo.</text:p>
      <text:p text:style-name="P13">Desde su interior, una luz pulsante emergía, lanzando destellos de un verde antinatural que parecía devorar cualquier otra forma de luz. Elara se quedó inmóvil, paralizada, mientras la esfera comenzaba a avanzar lentamente hacia ella.</text:p>
      <text:p text:style-name="P13">Y entonces lo vio: <text:span text:style-name="Strong_20_Emphasis">caras</text:span> atrapadas dentro del cristal, retorciéndose, luchando por salir. Rostros humanos, con expresiones de un dolor infinito, giraban en espiral dentro de la esfera, sus bocas abiertas en gritos silenciosos. Un coro de voces desgarradas llenó el aire, como si sus almas gritaran desde un lugar entre mundos.</text:p>
      <text:p text:style-name="P13">Elara sintió cómo el pánico le subía por la garganta. Recordó haber visto un dibujo de algo parecido en uno de los libros de la biblioteca. <text:span text:style-name="Strong_20_Emphasis">“La Esfera de los Mil Espíritus”</text:span>, pensó, mientras un escalofrío recorría su cuerpo.</text:p>
      <text:p text:style-name="P13">La esfera se acercaba lentamente, flotando con una calma que contrastaba con el caos que emanaba de su interior. Cada pulso de luz parecía succionar la esperanza del ambiente, dejándolo más oscuro, más frío.</text:p>
      <text:p text:style-name="P13">Elara retrocedió, su espalda choco contra la pared de la bóveda. No podía escapar. <text:span text:style-name="Strong_20_Emphasis">El lago no bajaría lo suficiente a tiempo.</text:span></text:p>
      <text:p text:style-name="P13"/>
      <text:p text:style-name="P13"/>
      <text:p text:style-name="P23">-------------------------------------</text:p>
      <text:p text:style-name="P15"><text:span text:style-name="Strong_20_Emphasis"/></text:p>
      <text:h text:style-name="P14" text:outline-level="3"><text:span text:style-name="Strong_20_Emphasis"><text:span text:style-name="T32">Parte 6</text:span></text:span></text:h>
      <text:h text:style-name="P14" text:outline-level="3"><text:span text:style-name="Strong_20_Emphasis">El Ritual de Morgerathus</text:span></text:h>
      <text:p text:style-name="P15"><text:span text:style-name="Strong_20_Emphasis"/></text:p>
      <text:p text:style-name="P15"><text:span text:style-name="Strong_20_Emphasis">"El abismo escucha con más atención que el cielo."</text:span></text:p>
      <text:p text:style-name="P15"><text:span text:style-name="Strong_20_Emphasis"/></text:p>
      <text:p text:style-name="P15"><text:soft-page-break/>Elara se quedó inmóvil, hipnotizada por la <text:span text:style-name="Strong_20_Emphasis">Esfera de los Mil Espíritus</text:span>. Su superficie pulida y translúcida parecía contener un torbellino de almas atrapadas, rostros deformados por el dolor, girando en espirales lentas, emitiendo gritos silenciosos que solo su mente podía oír. Un sudor frío le recorrió la espalda. <text:span text:style-name="Strong_20_Emphasis">Sabía que algo terrible estaba a punto de suceder.</text:span></text:p>
      <text:p text:style-name="P15">Un destello la sacudió.</text:p>
      <text:p text:style-name="P15"><text:span text:style-name="Strong_20_Emphasis">¡CRACK!</text:span></text:p>
      <text:p text:style-name="P15">Un rayo salió disparado del oscuro hueco de la escalera, impactando el suelo con una explosión de luz blanca y esquirlas de piedra. Antes de que pudiera reaccionar, otro rayo descendió, golpeando con violencia una de las paredes cercanas, dejando un surco ardiente y chamuscado.</text:p>
      <text:p text:style-name="P15">Elara retrocedió, con el corazón latiendo desbocado, sus ojos saltando de un destello a otro. Los rayos se multiplicaban, estallando contra el techo, el suelo, las columnas de piedra, como si el mismísimo aire estuviera siendo desgarrado por una fuerza invisible.</text:p>
      <text:p text:style-name="P15"><text:span text:style-name="Strong_20_Emphasis">Y entonces, apareció él.</text:span></text:p>
      <text:p text:style-name="P15">Flotando en el aire, descendiendo lentamente por la escalera, envuelto en un resplandor siniestro, estaba <text:span text:style-name="Strong_20_Emphasis">Morgerathus</text:span>. Su figura espectral parecía tallada en sombras, su manto oscuro ondeando como si estuviera sumergido en agua negra. De sus manos colgantes brotaban filamentos de electricidad verde, serpenteando y estallando a su alrededor, iluminando su rostro oculto en penumbra.</text:p>
      <text:p text:style-name="P15">Su cabeza inclinada hacia el suelo, como si el peso del mundo descansara sobre ella, dejaba ver solo fragmentos de una piel pálida, casi cadavérica. <text:span text:style-name="Strong_20_Emphasis">No caminaba.</text:span> Sus pies flotaban a unos centímetros del suelo, deslizándose sin esfuerzo.</text:p>
      <text:p text:style-name="P15">Cuando estuvo lo suficientemente cerca, <text:span text:style-name="Strong_20_Emphasis">comenzó a recitar</text:span>.</text:p>
      <text:p text:style-name="P15">Era un susurro apenas audible, un murmullo que se deslizaba por el aire como un veneno invisible. El rugido del agua cayendo en la bóveda hacía imposible distinguir las palabras, pero su ritmo —cadencioso, implacable— transmitía un poder que se sentía en los huesos.</text:p>
      <text:p text:style-name="P15"><text:span text:style-name="Strong_20_Emphasis">Un lenguaje antiguo. Algo que no debía ser pronunciado.</text:span></text:p>
      <text:p text:style-name="P15">Morgerathus extendió sus brazos hacia adelante, las palmas hacia abajo, mientras su murmullo se intensificaba. La <text:span text:style-name="Strong_20_Emphasis">Esfera de los Mil Espíritus</text:span> flotó lentamente hasta colocarse justo frente a él, como un sirviente obediente. Los rayos que brotaban de sus manos comenzaron a concentrarse en la esfera, alimentándola.</text:p>
      <text:p text:style-name="P15">La esfera <text:span text:style-name="Strong_20_Emphasis">vibró</text:span>. Luego <text:span text:style-name="Strong_20_Emphasis">brilló</text:span> con un fulgor antinatural.</text:p>
      <text:p text:style-name="P15">Y entonces, estalló un rayo de pura energía.</text:p>
      <text:p text:style-name="P15">El rayo golpeó el suelo con un estruendo apocalíptico. Elara se cubrió los oídos, pero el sonido pareció perforar su mente, un aullido agudo y desgarrador que hizo temblar cada fibra de su cuerpo.</text:p>
      <text:p text:style-name="P15">El suelo <text:span text:style-name="Strong_20_Emphasis">se abrió</text:span>.</text:p>
      <text:p text:style-name="P15"><text:soft-page-break/>Un agujero circular comenzó a expandirse, devorando la plataforma bajo sus pies. La madera crujió y se partió mientras Elara saltaba hacia atrás, su corazón al borde del colapso. <text:span text:style-name="Strong_20_Emphasis">El abismo</text:span> creció hasta alcanzar un diámetro de casi cinco metros. Pero no era solo un agujero: era una grieta hacia la nada, un vacío que parecía absorber la luz y la esperanza.</text:p>
      <text:p text:style-name="P15">Elara miró hacia abajo y sintió cómo el vértigo la envolvía. <text:span text:style-name="Strong_20_Emphasis">No había fondo.</text:span> Solo una negrura infinita, salpicada por destellos de fuego en las profundidades. Un calor sofocante comenzó a emanar del abismo, acompañado de un olor espeso a azufre y putrefacción.</text:p>
      <text:p text:style-name="P15">Y entonces, <text:span text:style-name="Strong_20_Emphasis">algo se movió</text:span> allá abajo.</text:p>
      <text:p text:style-name="P15">Formas espectrales comenzaron a trepar por las paredes del abismo, sombras retorcidas con garras afiladas y ojos que brillaban como carbones encendidos. <text:span text:style-name="Strong_20_Emphasis">Demonios.</text:span> Un ejército de pesadillas ascendiendo, luchando por salir a la superficie, aullando sin voz, con bocas demasiado abiertas para ser humanas.</text:p>
      <text:p text:style-name="P15">La bóveda del lago ya no era la misma.</text:p>
      <text:p text:style-name="P15">El fuego brotaba del abismo en lenguas salvajes que lamían el techo. Las paredes de piedra se teñían de tonos rojos, naranjas y amarillos, como si la bóveda estuviera siendo devorada desde adentro. El calor se volvió insoportable, el aire denso, difícil de respirar.</text:p>
      <text:p text:style-name="P15">Elara estaba paralizada, atrapada entre la visión infernal del abismo y la presencia oscura de Morgerathus, que seguía flotando, recitando su hechizo sin mirar a nadie, como si el mundo a su alrededor fuera irrelevante.</text:p>
      <text:p text:style-name="P15"><text:span text:style-name="Strong_20_Emphasis">Elara sabía que tenía que hacer algo. Pero, ¿qué puede hacer una sola persona contra el mismísimo infierno?</text:span></text:p>
      <text:p text:style-name="P22"/>
      <text:p text:style-name="P20"/>
      <text:p text:style-name="P24">------------------------------</text:p>
      <text:p text:style-name="P24"/>
      <text:p text:style-name="P25"><text:span text:style-name="Strong_20_Emphasis"/></text:p>
      <text:p text:style-name="P26"><text:span text:style-name="Strong_20_Emphasis"><text:span text:style-name="T33">Parte 7</text:span></text:span></text:p>
      <text:p text:style-name="P26"><text:span text:style-name="Strong_20_Emphasis">Capítulo Final del Confrontamiento: "Las Cadenas del Abismo"</text:span></text:p>
      <text:p text:style-name="P26"><text:span text:style-name="Strong_20_Emphasis"/></text:p>
      <text:p text:style-name="P26"><text:span text:style-name="Strong_20_Emphasis"><text:span text:style-name="T34">"La magia mas poderosa habita en el conocimiento"</text:span></text:span></text:p>
      <text:p text:style-name="P26"><text:span text:style-name="Strong_20_Emphasis"/></text:p>
      <text:p text:style-name="P26">Elara jadea, su respiración se mezcla con el eco del agua cayendo en la inmensa bóveda subterránea. El nivel ha bajado… pero no lo suficiente. La superficie sigue reflejando destellos rojos y naranjas, como si el mismísimo infierno estuviera atrapado bajo sus aguas oscuras. La entrada del pasadizo permanece oculta, sumergida en una espera silenciosa que Elara no puede permitirse.</text:p>
      <text:p text:style-name="P26"><text:soft-page-break/>El ritual de Morgerathus avanza, cada palabra susurrada en aquella lengua antigua parece desgarrar el aire mismo. Las grietas en el suelo palpitan con un fulgor enfermizo, y el calor se vuelve asfixiante, pesado, como si la bóveda respirara junto a ella, con un aliento fétido a azufre y muerte.</text:p>
      <text:p text:style-name="P26">Elara siente cómo su cuerpo tiembla, no solo por el miedo, sino por el peso invisible de un poder que amenaza con aplastarla desde dentro. <text:span text:style-name="Strong_20_Emphasis">El terrible poder de la esfera.</text:span> Se le clava en la piel como agujas de hielo ardiente, vibra en sus huesos, un eco que retumba más allá del sonido, más allá de la razón.</text:p>
      <text:p text:style-name="P26"><text:span text:style-name="Strong_20_Emphasis">—La esfera—</text:span> piensa, sus ojos fijos en ese orbe flotante, que palpita con una luz verde negruzca, devorando la poca esperanza que queda.</text:p>
      <text:p text:style-name="P26">Y entonces, sin pensar, sin calcular, solo impulsada por un instinto ancestral que arde como un último grito de supervivencia, Elara se lanza al vacío de la desesperación. Con un grito feroz que corta el rugido del abismo, salta y gira en el aire, su cuerpo se tensa como un arco, y lanza su espada con toda la fuerza que el pánico y la furia pueden conjurar.</text:p>
      <text:p text:style-name="P26">El filo atraviesa la esfera con un sonido seco, un crujido como si se quebrara el mismo tejido del mundo. <text:span text:style-name="Strong_20_Emphasis">Una explosión de luz azulada</text:span> inunda la bóveda, cegadora, pura, una llamarada eléctrica que desgarra la oscuridad en un estallido de energía cruda. La onda expansiva sacude el aire, lanza a Morgerathus por los aires como un muñeco de trapo. Su cuerpo choca brutalmente contra un muro de piedra, dejando una mancha negra donde la sombra parece aferrarse a él incluso al caer.</text:p>
      <text:p text:style-name="P26">Pero no termina ahí.</text:p>
      <text:p text:style-name="P26">De la esfera destrozada emergen <text:span text:style-name="Strong_20_Emphasis">mil espíritus</text:span>, figuras etéreas de rostros deformados por el dolor y la ira. Sus gritos son un coro infernal que retumba en la bóveda, un lamento desgarrador que eriza la piel. Revolotean como un enjambre de espectros hambrientos, girando en espirales caóticas hasta encontrar su presa.</text:p>
      <text:p text:style-name="P26">Morgerathus se arrastra por el suelo, su rostro una máscara de terror absoluto. No hay hechizo, ni poder, ni ritual que pueda salvarlo ahora. Los espíritus lo envuelven, lo atraviesan, lo desgarran de formas que desafían la comprensión. Sus gritos llenan el aire, un sonido que no pertenece a este mundo, un eco que se grabará en la memoria de Elara para siempre.</text:p>
      <text:p text:style-name="P26">Lo arrastran hacia el abismo abierto, su cuerpo convulso desaparece entre las llamas que brotan de lo más profundo. Y cuando la última sombra de Morgerathus se sumerge en la oscuridad… <text:span text:style-name="Strong_20_Emphasis">el agujero se cierra de golpe.</text:span></text:p>
      <text:p text:style-name="P26">Sin advertencia. Sin estruendo.</text:p>
      <text:p text:style-name="P26">Solo un silencio brutal, aplastante, como si nada de eso hubiera sucedido. La bóveda parece contener la respiración, y de pronto, la pesadilla se disuelve en la quietud. <text:s/></text:p>
      <text:p text:style-name="P26"><text:span text:style-name="Strong_20_Emphasis">Elara extiende su mano por puro instinto… y la espada regresa a ella</text:span>.</text:p>
      <text:p text:style-name="P26">Gira en el aire como un cometa de acero y luz, y aterriza con un golpe seco en su palma. </text:p>
      <text:p text:style-name="P26"><text:span text:style-name="Strong_20_Emphasis"><text:span text:style-name="T35">Elara lo sabe ahora</text:span></text:span><text:span text:style-name="Strong_20_Emphasis">: la espada es más que un arma. Es su guardiana, su aliada, una extensión de su voluntad y su destino.</text:span></text:p>
      <text:p text:style-name="P26"><text:soft-page-break/>El agua sigue bajando. Gotas caen, resonando en la inmensidad ahora vacía. Y allí, junto al muelle, el principio de una <text:span text:style-name="Strong_20_Emphasis">escalera de piedra</text:span> emerge lentamente, una promesa de salida, de vida.</text:p>
      <text:p text:style-name="P26"/>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2T09:34:38.449000000</meta:creation-date>
    <dc:date>2025-02-02T15:06:12.767000000</dc:date>
    <meta:editing-duration>PT55M38S</meta:editing-duration>
    <meta:editing-cycles>11</meta:editing-cycles>
    <meta:generator>LibreOffice/7.3.5.2$Windows_X86_64 LibreOffice_project/184fe81b8c8c30d8b5082578aee2fed2ea847c01</meta:generator>
    <meta:document-statistic meta:table-count="0" meta:image-count="0" meta:object-count="0" meta:page-count="26" meta:paragraph-count="330" meta:word-count="10501" meta:character-count="63543" meta:non-whitespace-character-count="53315"/>
  </office:meta>
</office:document-meta>
</file>